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language-asian="en" style:country-asian="GB"/>
    </style:style>
    <style:style style:name="P2" style:parent-style-name="Title" style:family="paragraph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P12" style:parent-style-name="Normal" style:family="paragraph">
      <style:text-properties fo:font-weight="bold" style:font-weight-asian="bold" fo:font-size="16pt" style:font-size-asian="16pt" style:font-size-complex="16pt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T15" style:parent-style-name="DefaultParagraphFont" style:family="text">
      <style:text-properties style:language-asian="en" style:country-asian="GB"/>
    </style:style>
    <style:style style:name="P16" style:parent-style-name="Normal" style:family="paragraph">
      <style:text-properties fo:font-weight="bold" style:font-weight-asian="bold" fo:font-size="16pt" style:font-size-asian="16pt" style:font-size-complex="16pt"/>
    </style:style>
    <style:style style:name="T17" style:parent-style-name="DefaultParagraphFont" style:family="text">
      <style:text-properties style:language-asian="en" style:country-asian="GB"/>
    </style:style>
    <style:style style:name="P18" style:parent-style-name="Normal" style:family="paragraph">
      <style:text-properties fo:font-weight="bold" style:font-weight-asian="bold" fo:font-size="16pt" style:font-size-asian="16pt" style:font-size-complex="16pt"/>
    </style:style>
    <style:style style:name="T19" style:parent-style-name="DefaultParagraphFont" style:family="text">
      <style:text-properties style:language-asian="en" style:country-asian="GB"/>
    </style:style>
    <style:style style:name="T20" style:parent-style-name="DefaultParagraphFont" style:family="text">
      <style:text-properties style:language-asian="en" style:country-asian="GB"/>
    </style:style>
    <style:style style:name="T21" style:parent-style-name="DefaultParagraphFont" style:family="text">
      <style:text-properties style:language-asian="en" style:country-asian="GB"/>
    </style:style>
    <style:style style:name="P22" style:parent-style-name="Normal" style:family="paragraph">
      <style:text-properties fo:font-weight="bold" style:font-weight-asian="bold" fo:font-size="16pt" style:font-size-asian="16pt" style:font-size-complex="16pt"/>
    </style:style>
    <style:style style:family="graphic" style:name="a20">
      <style:graphic-properties draw:fill="solid" draw:fill-color="#f79646" draw:opacity="100%" draw:stroke="solid" svg:stroke-width="0.02778in" svg:stroke-color="#b66d31" svg:stroke-opacity="100%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draw:fill="solid" draw:fill-color="#c0504d" draw:opacity="100%" draw:stroke="solid" svg:stroke-width="0.02778in" svg:stroke-color="#8c3836" svg:stroke-opacity="100%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draw:fill="solid" draw:fill-color="#4f81bd" draw:opacity="100%" draw:stroke="solid" svg:stroke-width="0.02778in" svg:stroke-color="#385d8a" svg:stroke-opacity="100%"/>
    </style:style>
    <style:style style:family="graphic" style:name="a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4167in" svg:stroke-color="#4a7ebb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4167in" svg:stroke-color="#4a7ebb" draw:marker-start="a4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4167in" svg:stroke-color="#4a7ebb" draw:marker-start="a7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4167in" svg:stroke-color="#4a7ebb" draw:marker-start="a9" draw:marker-end="a1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4167in" svg:stroke-color="#4a7ebb" draw:marker-end="a12" svg:stroke-opacity="100%" style:horizontal-rel="paragraph" style:vertical-rel="paragraph" style:horizontal-pos="from-left" style:vertical-pos="from-top"/>
    </style:style>
    <style:style style:family="graphic" style:name="a14">
      <style:graphic-properties draw:fill="solid" draw:fill-color="#8064a2" draw:opacity="100%" draw:stroke="solid" svg:stroke-width="0.02778in" svg:stroke-color="#5c4776" svg:stroke-opacity="100%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4167in" svg:stroke-color="#4a7ebb" draw:marker-end="a18" svg:stroke-opacity="100%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rchitectural<text:s/>overview of the<text:s/></text:p>
      <text:p text:style-name="P2">WiFi Morse Code flasher</text:p>
      <text:p text:style-name="Normal"><text:span text:style-name="T3"><draw:frame draw:z-index="251685888" draw:id="id0" draw:style-name="a0" draw:name="Text Box 25" text:anchor-type="paragraph" svg:x="5.53333in" svg:y="3.67153in" svg:width="1.325in" svg:height="0.375in" style:rel-width="scale" style:rel-height="scale"><draw:text-box><text:p text:style-name="Normal">Send characters</text:p></draw:text-box><svg:title/><svg:desc/></draw:frame></text:span><text:span text:style-name="T4"><draw:connector draw:type="line" svg:x1="5.49792in" svg:y1="4.4875in" svg:x2="5.49792in" svg:y2="3.17986in" draw:z-index="251683840" draw:id="id1" draw:style-name="a2" draw:name="Straight Arrow Connector 24" text:anchor-type="paragraph"><svg:title/><svg:desc/></draw:connector></text:span><text:span text:style-name="T5"><draw:frame draw:z-index="251681792" draw:id="id2" draw:style-name="a3" draw:name="Text Box 23" text:anchor-type="paragraph" svg:x="3.56842in" svg:y="3.62153in" svg:width="0.94167in" svg:height="0.375in" style:rel-width="scale" style:rel-height="scale"><draw:text-box><text:p text:style-name="Normal">Read page</text:p></draw:text-box><svg:title/><svg:desc/></draw:frame></text:span><text:span text:style-name="T6"><draw:connector draw:type="line" svg:x1="4.51633in" svg:y1="4.49167in" svg:x2="4.51008in" svg:y2="3.36667in" draw:z-index="251673600" draw:id="id3" draw:style-name="a5" draw:name="Straight Arrow Connector 16" text:anchor-type="paragraph"><svg:title/><svg:desc/></draw:connector></text:span><text:span text:style-name="T7"><draw:frame draw:z-index="251670528" draw:id="id4" draw:style-name="a6" draw:name="Text Box 12" text:anchor-type="paragraph" svg:x="2.275in" svg:y="2.30833in" svg:width="1.24167in" svg:height="0.68264in" style:rel-width="scale" style:rel-height="scale"><draw:text-box><text:p text:style-name="Normal">TCP listen</text:p><text:p text:style-name="Normal">Read characters</text:p></draw:text-box><svg:title/><svg:desc/></draw:frame></text:span><text:span text:style-name="T8"><draw:connector draw:type="line" svg:x1="1.975in" svg:y1="2.64167in" svg:x2="3.575in" svg:y2="2.64167in" draw:z-index="251669504" draw:id="id5" draw:style-name="a8" draw:name="Straight Arrow Connector 11" text:anchor-type="paragraph"><svg:title/><svg:desc/></draw:connector></text:span><text:span text:style-name="T9"><draw:connector draw:type="line" svg:x1="1.975in" svg:y1="1.43333in" svg:x2="3.81667in" svg:y2="1.43333in" draw:z-index="251663360" draw:id="id6" draw:style-name="a11" draw:name="Straight Arrow Connector 7" text:anchor-type="paragraph"><svg:title/><svg:desc/></draw:connector></text:span><text:span text:style-name="T10"><draw:connector draw:type="line" svg:x1="1.975in" svg:y1="1.96667in" svg:x2="3.51667in" svg:y2="1.96667in" draw:z-index="251666432" draw:id="id7" draw:style-name="a13" draw:name="Straight Arrow Connector 9" text:anchor-type="paragraph"><svg:title/><svg:desc/></draw:connector></text:span><text:span text:style-name="T11"><draw:g draw:z-index="251672576" draw:name="Group 13" draw:id="id10" draw:style-name="a16" text:anchor-type="paragraph"><svg:title/><svg:desc/><draw:custom-shape svg:x="4.30833in" svg:y="4.49167in" svg:width="1.525in" svg:height="1.46667in" draw:id="id8" draw:style-name="a14" draw:name="Rectangle 14"><svg:title/><svg:desc/><draw:enhanced-geometry draw:type="non-primitive" svg:viewBox="0 0 21600 21600" draw:enhanced-path="M 0 0 L 21600 0 21600 21600 0 21600 Z N"/></draw:custom-shape><draw:frame draw:id="id9" draw:style-name="a15" draw:name="Text Box 15" svg:x="4.94167in" svg:y="5.01667in" svg:width="0.72726in" svg:height="0.375in" style:rel-width="scale" style:rel-height="scale"><draw:text-box><text:p text:style-name="P12">PC</text:p></draw:text-box><svg:title/><svg:desc/></draw:frame></draw:g></text:span><text:span text:style-name="T13"><draw:frame draw:z-index="251679744" draw:id="id11" draw:style-name="a17" draw:name="Text Box 22" text:anchor-type="paragraph" svg:x="1.15in" svg:y="3.18333in" svg:width="1.03264in" svg:height="0.575in" style:rel-width="scale" style:rel-height="scale"><draw:text-box><text:p text:style-name="Normal">Morse code PWM flash</text:p></draw:text-box><svg:title/><svg:desc/></draw:frame></text:span><text:span text:style-name="T14"><draw:connector draw:type="line" svg:x1="1.10833in" svg:y1="2.80833in" svg:x2="1.10833in" svg:y2="3.91597in" draw:z-index="251677696" draw:id="id12" draw:style-name="a19" draw:name="Straight Arrow Connector 20" text:anchor-type="paragraph"><svg:title/><svg:desc/></draw:connector></text:span><text:span text:style-name="T15"><draw:g draw:z-index="251675648" draw:name="Group 17" draw:id="id15" draw:style-name="a22" text:anchor-type="paragraph"><svg:title/><svg:desc/><draw:custom-shape svg:x="0.55833in" svg:y="3.91667in" svg:width="1.525in" svg:height="1.46667in" draw:id="id13" draw:style-name="a20" draw:name="Rectangle 18"><svg:title/><svg:desc/><draw:enhanced-geometry draw:type="non-primitive" svg:viewBox="0 0 21600 21600" draw:enhanced-path="M 0 0 L 21600 0 21600 21600 0 21600 Z N"/></draw:custom-shape><draw:frame draw:id="id14" draw:style-name="a21" draw:name="Text Box 19" svg:x="1.01667in" svg:y="4.44167in" svg:width="0.72726in" svg:height="0.375in" style:rel-width="scale" style:rel-height="scale"><draw:text-box><text:p text:style-name="P16">LED</text:p></draw:text-box><svg:title/><svg:desc/></draw:frame></draw:g></text:span><text:span text:style-name="T17"><draw:g draw:z-index="251662336" draw:name="Group 6" draw:id="id18" draw:style-name="a25" text:anchor-type="paragraph"><svg:title/><svg:desc/><draw:custom-shape svg:x="3.51667in" svg:y="0.84167in" svg:width="2.99167in" svg:height="2.675in" draw:id="id16" draw:style-name="a23" draw:name="Cloud 4"><svg:title/><svg:desc/><draw:enhanced-geometry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43200"/><draw:equation draw:name="f5" draw:formula="0 - 11429249"/><draw:equation draw:name="f6" draw:formula="0 - 8646143"/><draw:equation draw:name="f7" draw:formula="0 - 8748475"/><draw:equation draw:name="f8" draw:formula="0 - 7859163"/><draw:equation draw:name="f9" draw:formula="0 - 4722533"/><draw:equation draw:name="f10" draw:formula="0 - 2776035"/><draw:equation draw:name="f11" draw:formula="0 - 16496525"/><draw:equation draw:name="f12" draw:formula="0 - 14809710"/><draw:equation draw:name="f13" draw:formula="0 - 4217541"/><draw:equation draw:name="f14" draw:formula="0 - 824660"/><draw:equation draw:name="f15" draw:formula="0 - 8950887"/><draw:equation draw:name="f16" draw:formula="0 - 9809656"/><draw:equation draw:name="f17" draw:formula="0 - 4002417"/><draw:equation draw:name="f18" draw:formula="3900"/><draw:equation draw:name="f19" draw:formula="14370"/><draw:equation draw:name="f20" draw:formula="6753"/><draw:equation draw:name="f21" draw:formula="9190"/><draw:equation draw:name="f22" draw:formula="7426832"/><draw:equation draw:name="f23" draw:formula="5333"/><draw:equation draw:name="f24" draw:formula="7267"/><draw:equation draw:name="f25" draw:formula="5396714"/><draw:equation draw:name="f26" draw:formula="4365"/><draw:equation draw:name="f27" draw:formula="5945"/><draw:equation draw:name="f28" draw:formula="5983381"/><draw:equation draw:name="f29" draw:formula="4857"/><draw:equation draw:name="f30" draw:formula="6595"/><draw:equation draw:name="f31" draw:formula="7034504"/><draw:equation draw:name="f32" draw:formula="7273"/><draw:equation draw:name="f33" draw:formula="6541615"/><draw:equation draw:name="f34" draw:formula="6775"/><draw:equation draw:name="f35" draw:formula="9220"/><draw:equation draw:name="f36" draw:formula="7816140"/><draw:equation draw:name="f37" draw:formula="5785"/><draw:equation draw:name="f38" draw:formula="7867"/><draw:equation draw:name="f39" draw:formula="37501"/><draw:equation draw:name="f40" draw:formula="6842000"/><draw:equation draw:name="f41" draw:formula="6752"/><draw:equation draw:name="f42" draw:formula="9215"/><draw:equation draw:name="f43" draw:formula="1347096"/><draw:equation draw:name="f44" draw:formula="6910353"/><draw:equation draw:name="f45" draw:formula="7720"/><draw:equation draw:name="f46" draw:formula="10543"/><draw:equation draw:name="f47" draw:formula="3974558"/><draw:equation draw:name="f48" draw:formula="4542661"/><draw:equation draw:name="f49" draw:formula="4360"/><draw:equation draw:name="f50" draw:formula="5918"/><draw:equation draw:name="f51" draw:formula="8804134"/><draw:equation draw:name="f52" draw:formula="4345"/><draw:equation draw:name="f53" draw:formula="9151131"/><draw:equation draw:name="f54" draw:formula="4693"/><draw:equation draw:name="f55" draw:formula="26177"/><draw:equation draw:name="f56" draw:formula="5204520"/><draw:equation draw:name="f57" draw:formula="1585770"/><draw:equation draw:name="f58" draw:formula="6928"/><draw:equation draw:name="f59" draw:formula="34899"/><draw:equation draw:name="f60" draw:formula="4416628"/><draw:equation draw:name="f61" draw:formula="686848"/><draw:equation draw:name="f62" draw:formula="16478"/><draw:equation draw:name="f63" draw:formula="39090"/><draw:equation draw:name="f64" draw:formula="8257448"/><draw:equation draw:name="f65" draw:formula="844866"/><draw:equation draw:name="f66" draw:formula="28827"/><draw:equation draw:name="f67" draw:formula="34751"/><draw:equation draw:name="f68" draw:formula="387196"/><draw:equation draw:name="f69" draw:formula="959901"/><draw:equation draw:name="f70" draw:formula="34129"/><draw:equation draw:name="f71" draw:formula="22954"/><draw:equation draw:name="f72" draw:formula="4255042"/><draw:equation draw:name="f73" draw:formula="41798"/><draw:equation draw:name="f74" draw:formula="15354"/><draw:equation draw:name="f75" draw:formula="1819082"/><draw:equation draw:name="f76" draw:formula="1665090"/><draw:equation draw:name="f77" draw:formula="38324"/><draw:equation draw:name="f78" draw:formula="5426"/><draw:equation draw:name="f79" draw:formula="891534"/><draw:equation draw:name="f80" draw:formula="29078"/><draw:equation draw:name="f81" draw:formula="3952"/><draw:equation draw:name="f82" draw:formula="1091722"/><draw:equation draw:name="f83" draw:formula="22141"/><draw:equation draw:name="f84" draw:formula="4720"/><draw:equation draw:name="f85" draw:formula="1061181"/><draw:equation draw:name="f86" draw:formula="14000"/><draw:equation draw:name="f87" draw:formula="5192"/><draw:equation draw:name="f88" draw:formula="739161"/><draw:equation draw:name="f89" draw:formula="4127"/><draw:equation draw:name="f90" draw:formula="15789"/><draw:equation draw:name="f91" draw:formula="9459261"/><draw:equation draw:name="f92" draw:formula="711490"/><draw:equation draw:name="f93" draw:formula="?f4 - ?f3"/><draw:equation draw:name="f94" draw:formula="?f93 / 2"/><draw:equation draw:name="f95" draw:formula="?f93 / 43200"/><draw:equation draw:name="f96" draw:formula="?f93 * 2977"/><draw:equation draw:name="f97" draw:formula="?f93 * 3262"/><draw:equation draw:name="f98" draw:formula="?f93 * 17087"/><draw:equation draw:name="f99" draw:formula="?f93 * 17337"/><draw:equation draw:name="f100" draw:formula="?f93 * 67"/><draw:equation draw:name="f101" draw:formula="?f93 * 21577"/><draw:equation draw:name="f102" draw:formula="?f93 * 21582"/><draw:equation draw:name="f103" draw:formula="?f93 * 1235"/><draw:equation draw:name="f104" draw:formula="?f3 + ?f94"/><draw:equation draw:name="f105" draw:formula="?f96 / 21600"/><draw:equation draw:name="f106" draw:formula="?f97 / 21600"/><draw:equation draw:name="f107" draw:formula="?f98 / 21600"/><draw:equation draw:name="f108" draw:formula="?f99 / 21600"/><draw:equation draw:name="f109" draw:formula="?f100 / 21600"/><draw:equation draw:name="f110" draw:formula="?f101 / 21600"/><draw:equation draw:name="f111" draw:formula="?f102 / 21600"/><draw:equation draw:name="f112" draw:formula="?f103 / 21600"/><draw:equation draw:name="f113" draw:formula="?f111 / ?f95"/><draw:equation draw:name="f114" draw:formula="?f104 / ?f95"/><draw:equation draw:name="f115" draw:formula="?f110 / ?f95"/><draw:equation draw:name="f116" draw:formula="?f109 / ?f95"/><draw:equation draw:name="f117" draw:formula="?f112 / ?f95"/><draw:equation draw:name="f118" draw:formula="?f105 / ?f95"/><draw:equation draw:name="f119" draw:formula="?f107 / ?f95"/><draw:equation draw:name="f120" draw:formula="?f106 / ?f95"/><draw:equation draw:name="f121" draw:formula="?f108 / ?f95"/><draw:equation draw:name="f122" draw:formula="21550000 - ?f22"/><draw:equation draw:name="f123" draw:formula="if(?f122, ?f22, 21550000)"/><draw:equation draw:name="f124" draw:formula="-21550000 - ?f123"/><draw:equation draw:name="f125" draw:formula="if(?f124, -21550000, ?f123)"/><draw:equation draw:name="f126" draw:formula="?f5 + ?f125"/><draw:equation draw:name="f127" draw:formula="?f5 + ?f1"/><draw:equation draw:name="f128" draw:formula="?f127 * ?f2 / ?f0"/><draw:equation draw:name="f129" draw:formula="0 - ?f128"/><draw:equation draw:name="f130" draw:formula="cos(?f129)"/><draw:equation draw:name="f131" draw:formula="0 - ?f130"/><draw:equation draw:name="f132" draw:formula="?f131 * ?f20"/><draw:equation draw:name="f133" draw:formula="sin(?f129)"/><draw:equation draw:name="f134" draw:formula="0 - ?f133"/><draw:equation draw:name="f135" draw:formula="?f134 * ?f21"/><draw:equation draw:name="f136" draw:formula="sqrt(?f132 * ?f132 + ?f135 * ?f135 + 0 * 0)"/><draw:equation draw:name="f137" draw:formula="?f20 * ?f21 / ?f136"/><draw:equation draw:name="f138" draw:formula="?f134 * ?f137"/><draw:equation draw:name="f139" draw:formula="?f18 - ?f138"/><draw:equation draw:name="f140" draw:formula="?f131 * ?f137"/><draw:equation draw:name="f141" draw:formula="?f19 - ?f140"/><draw:equation draw:name="f142" draw:formula="?f139 - ?f20"/><draw:equation draw:name="f143" draw:formula="?f141 - ?f21"/><draw:equation draw:name="f144" draw:formula="?f139 + ?f20"/><draw:equation draw:name="f145" draw:formula="?f141 + ?f21"/><draw:equation draw:name="f146" draw:formula="?f126 + ?f1"/><draw:equation draw:name="f147" draw:formula="?f146 * ?f2 / ?f0"/><draw:equation draw:name="f148" draw:formula="0 - ?f147"/><draw:equation draw:name="f149" draw:formula="cos(?f148)"/><draw:equation draw:name="f150" draw:formula="0 - ?f149"/><draw:equation draw:name="f151" draw:formula="?f150 * ?f20"/><draw:equation draw:name="f152" draw:formula="sin(?f148)"/><draw:equation draw:name="f153" draw:formula="0 - ?f152"/><draw:equation draw:name="f154" draw:formula="?f153 * ?f21"/><draw:equation draw:name="f155" draw:formula="sqrt(?f151 * ?f151 + ?f154 * ?f154 + 0 * 0)"/><draw:equation draw:name="f156" draw:formula="?f20 * ?f21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25, ?f18, ?f142)"/><draw:equation draw:name="f162" draw:formula="if(?f125, ?f19, ?f143)"/><draw:equation draw:name="f163" draw:formula="if(?f125, ?f18, ?f144)"/><draw:equation draw:name="f164" draw:formula="if(?f125, ?f19, ?f145)"/><draw:equation draw:name="f165" draw:formula="if(?f125, ?f142, ?f158)"/><draw:equation draw:name="f166" draw:formula="if(?f125, ?f143, ?f160)"/><draw:equation draw:name="f167" draw:formula="if(?f125, ?f144, ?f158)"/><draw:equation draw:name="f168" draw:formula="if(?f125, ?f145, ?f160)"/><draw:equation draw:name="f169" draw:formula="21550000 - ?f25"/><draw:equation draw:name="f170" draw:formula="if(?f169, ?f25, 21550000)"/><draw:equation draw:name="f171" draw:formula="-21550000 - ?f170"/><draw:equation draw:name="f172" draw:formula="if(?f171, -21550000, ?f170)"/><draw:equation draw:name="f173" draw:formula="?f6 + ?f172"/><draw:equation draw:name="f174" draw:formula="?f6 + ?f1"/><draw:equation draw:name="f175" draw:formula="?f174 * ?f2 / ?f0"/><draw:equation draw:name="f176" draw:formula="0 - ?f175"/><draw:equation draw:name="f177" draw:formula="cos(?f176)"/><draw:equation draw:name="f178" draw:formula="0 - ?f177"/><draw:equation draw:name="f179" draw:formula="?f178 * ?f23"/><draw:equation draw:name="f180" draw:formula="sin(?f176)"/><draw:equation draw:name="f181" draw:formula="0 - ?f180"/><draw:equation draw:name="f182" draw:formula="?f181 * ?f24"/><draw:equation draw:name="f183" draw:formula="sqrt(?f179 * ?f179 + ?f182 * ?f182 + 0 * 0)"/><draw:equation draw:name="f184" draw:formula="?f23 * ?f24 / ?f183"/><draw:equation draw:name="f185" draw:formula="?f181 * ?f184"/><draw:equation draw:name="f186" draw:formula="?f158 - ?f185"/><draw:equation draw:name="f187" draw:formula="?f178 * ?f184"/><draw:equation draw:name="f188" draw:formula="?f160 - ?f187"/><draw:equation draw:name="f189" draw:formula="?f186 - ?f23"/><draw:equation draw:name="f190" draw:formula="?f188 - ?f24"/><draw:equation draw:name="f191" draw:formula="?f186 + ?f23"/><draw:equation draw:name="f192" draw:formula="?f188 + ?f24"/><draw:equation draw:name="f193" draw:formula="?f173 + ?f1"/><draw:equation draw:name="f194" draw:formula="?f193 * ?f2 / ?f0"/><draw:equation draw:name="f195" draw:formula="0 - ?f194"/><draw:equation draw:name="f196" draw:formula="cos(?f195)"/><draw:equation draw:name="f197" draw:formula="0 - ?f196"/><draw:equation draw:name="f198" draw:formula="?f197 * ?f23"/><draw:equation draw:name="f199" draw:formula="sin(?f195)"/><draw:equation draw:name="f200" draw:formula="0 - ?f199"/><draw:equation draw:name="f201" draw:formula="?f200 * ?f24"/><draw:equation draw:name="f202" draw:formula="sqrt(?f198 * ?f198 + ?f201 * ?f201 + 0 * 0)"/><draw:equation draw:name="f203" draw:formula="?f23 * ?f24 / ?f202"/><draw:equation draw:name="f204" draw:formula="?f200 * ?f203"/><draw:equation draw:name="f205" draw:formula="?f186 + ?f204"/><draw:equation draw:name="f206" draw:formula="?f197 * ?f203"/><draw:equation draw:name="f207" draw:formula="?f188 + ?f206"/><draw:equation draw:name="f208" draw:formula="if(?f172, ?f158, ?f189)"/><draw:equation draw:name="f209" draw:formula="if(?f172, ?f160, ?f190)"/><draw:equation draw:name="f210" draw:formula="if(?f172, ?f158, ?f191)"/><draw:equation draw:name="f211" draw:formula="if(?f172, ?f160, ?f192)"/><draw:equation draw:name="f212" draw:formula="if(?f172, ?f189, ?f205)"/><draw:equation draw:name="f213" draw:formula="if(?f172, ?f190, ?f207)"/><draw:equation draw:name="f214" draw:formula="if(?f172, ?f191, ?f205)"/><draw:equation draw:name="f215" draw:formula="if(?f172, ?f192, ?f207)"/><draw:equation draw:name="f216" draw:formula="21550000 - ?f28"/><draw:equation draw:name="f217" draw:formula="if(?f216, ?f28, 21550000)"/><draw:equation draw:name="f218" draw:formula="-21550000 - ?f217"/><draw:equation draw:name="f219" draw:formula="if(?f218, -21550000, ?f217)"/><draw:equation draw:name="f220" draw:formula="?f7 + ?f219"/><draw:equation draw:name="f221" draw:formula="?f7 + ?f1"/><draw:equation draw:name="f222" draw:formula="?f221 * ?f2 / ?f0"/><draw:equation draw:name="f223" draw:formula="0 - ?f222"/><draw:equation draw:name="f224" draw:formula="cos(?f223)"/><draw:equation draw:name="f225" draw:formula="0 - ?f224"/><draw:equation draw:name="f226" draw:formula="?f225 * ?f26"/><draw:equation draw:name="f227" draw:formula="sin(?f223)"/><draw:equation draw:name="f228" draw:formula="0 - ?f227"/><draw:equation draw:name="f229" draw:formula="?f228 * ?f27"/><draw:equation draw:name="f230" draw:formula="sqrt(?f226 * ?f226 + ?f229 * ?f229 + 0 * 0)"/><draw:equation draw:name="f231" draw:formula="?f26 * ?f27 / ?f230"/><draw:equation draw:name="f232" draw:formula="?f228 * ?f231"/><draw:equation draw:name="f233" draw:formula="?f205 - ?f232"/><draw:equation draw:name="f234" draw:formula="?f225 * ?f231"/><draw:equation draw:name="f235" draw:formula="?f207 - ?f234"/><draw:equation draw:name="f236" draw:formula="?f233 - ?f26"/><draw:equation draw:name="f237" draw:formula="?f235 - ?f27"/><draw:equation draw:name="f238" draw:formula="?f233 + ?f26"/><draw:equation draw:name="f239" draw:formula="?f235 + ?f27"/><draw:equation draw:name="f240" draw:formula="?f220 + ?f1"/><draw:equation draw:name="f241" draw:formula="?f240 * ?f2 / ?f0"/><draw:equation draw:name="f242" draw:formula="0 - ?f241"/><draw:equation draw:name="f243" draw:formula="cos(?f242)"/><draw:equation draw:name="f244" draw:formula="0 - ?f243"/><draw:equation draw:name="f245" draw:formula="?f244 * ?f26"/><draw:equation draw:name="f246" draw:formula="sin(?f242)"/><draw:equation draw:name="f247" draw:formula="0 - ?f246"/><draw:equation draw:name="f248" draw:formula="?f247 * ?f27"/><draw:equation draw:name="f249" draw:formula="sqrt(?f245 * ?f245 + ?f248 * ?f248 + 0 * 0)"/><draw:equation draw:name="f250" draw:formula="?f26 * ?f27 / ?f249"/><draw:equation draw:name="f251" draw:formula="?f247 * ?f250"/><draw:equation draw:name="f252" draw:formula="?f233 + ?f251"/><draw:equation draw:name="f253" draw:formula="?f244 * ?f250"/><draw:equation draw:name="f254" draw:formula="?f235 + ?f253"/><draw:equation draw:name="f255" draw:formula="if(?f219, ?f205, ?f236)"/><draw:equation draw:name="f256" draw:formula="if(?f219, ?f207, ?f237)"/><draw:equation draw:name="f257" draw:formula="if(?f219, ?f205, ?f238)"/><draw:equation draw:name="f258" draw:formula="if(?f219, ?f207, ?f239)"/><draw:equation draw:name="f259" draw:formula="if(?f219, ?f236, ?f252)"/><draw:equation draw:name="f260" draw:formula="if(?f219, ?f237, ?f254)"/><draw:equation draw:name="f261" draw:formula="if(?f219, ?f238, ?f252)"/><draw:equation draw:name="f262" draw:formula="if(?f219, ?f239, ?f254)"/><draw:equation draw:name="f263" draw:formula="21550000 - ?f31"/><draw:equation draw:name="f264" draw:formula="if(?f263, ?f31, 21550000)"/><draw:equation draw:name="f265" draw:formula="-21550000 - ?f264"/><draw:equation draw:name="f266" draw:formula="if(?f265, -21550000, ?f264)"/><draw:equation draw:name="f267" draw:formula="?f8 + ?f266"/><draw:equation draw:name="f268" draw:formula="?f8 + ?f1"/><draw:equation draw:name="f269" draw:formula="?f268 * ?f2 / ?f0"/><draw:equation draw:name="f270" draw:formula="0 - ?f269"/><draw:equation draw:name="f271" draw:formula="cos(?f270)"/><draw:equation draw:name="f272" draw:formula="0 - ?f271"/><draw:equation draw:name="f273" draw:formula="?f272 * ?f29"/><draw:equation draw:name="f274" draw:formula="sin(?f270)"/><draw:equation draw:name="f275" draw:formula="0 - ?f274"/><draw:equation draw:name="f276" draw:formula="?f275 * ?f30"/><draw:equation draw:name="f277" draw:formula="sqrt(?f273 * ?f273 + ?f276 * ?f276 + 0 * 0)"/><draw:equation draw:name="f278" draw:formula="?f29 * ?f30 / ?f277"/><draw:equation draw:name="f279" draw:formula="?f275 * ?f278"/><draw:equation draw:name="f280" draw:formula="?f252 - ?f279"/><draw:equation draw:name="f281" draw:formula="?f272 * ?f278"/><draw:equation draw:name="f282" draw:formula="?f254 - ?f281"/><draw:equation draw:name="f283" draw:formula="?f280 - ?f29"/><draw:equation draw:name="f284" draw:formula="?f282 - ?f30"/><draw:equation draw:name="f285" draw:formula="?f280 + ?f29"/><draw:equation draw:name="f286" draw:formula="?f282 + ?f30"/><draw:equation draw:name="f287" draw:formula="?f267 + ?f1"/><draw:equation draw:name="f288" draw:formula="?f287 * ?f2 / ?f0"/><draw:equation draw:name="f289" draw:formula="0 - ?f288"/><draw:equation draw:name="f290" draw:formula="cos(?f289)"/><draw:equation draw:name="f291" draw:formula="0 - ?f290"/><draw:equation draw:name="f292" draw:formula="?f291 * ?f29"/><draw:equation draw:name="f293" draw:formula="sin(?f289)"/><draw:equation draw:name="f294" draw:formula="0 - ?f293"/><draw:equation draw:name="f295" draw:formula="?f294 * ?f30"/><draw:equation draw:name="f296" draw:formula="sqrt(?f292 * ?f292 + ?f295 * ?f295 + 0 * 0)"/><draw:equation draw:name="f297" draw:formula="?f29 * ?f30 / ?f296"/><draw:equation draw:name="f298" draw:formula="?f294 * ?f297"/><draw:equation draw:name="f299" draw:formula="?f280 + ?f298"/><draw:equation draw:name="f300" draw:formula="?f291 * ?f297"/><draw:equation draw:name="f301" draw:formula="?f282 + ?f300"/><draw:equation draw:name="f302" draw:formula="if(?f266, ?f252, ?f283)"/><draw:equation draw:name="f303" draw:formula="if(?f266, ?f254, ?f284)"/><draw:equation draw:name="f304" draw:formula="if(?f266, ?f252, ?f285)"/><draw:equation draw:name="f305" draw:formula="if(?f266, ?f254, ?f286)"/><draw:equation draw:name="f306" draw:formula="if(?f266, ?f283, ?f299)"/><draw:equation draw:name="f307" draw:formula="if(?f266, ?f284, ?f301)"/><draw:equation draw:name="f308" draw:formula="if(?f266, ?f285, ?f299)"/><draw:equation draw:name="f309" draw:formula="if(?f266, ?f286, ?f301)"/><draw:equation draw:name="f310" draw:formula="21550000 - ?f33"/><draw:equation draw:name="f311" draw:formula="if(?f310, ?f33, 21550000)"/><draw:equation draw:name="f312" draw:formula="-21550000 - ?f311"/><draw:equation draw:name="f313" draw:formula="if(?f312, -21550000, ?f311)"/><draw:equation draw:name="f314" draw:formula="?f9 + ?f313"/><draw:equation draw:name="f315" draw:formula="?f9 + ?f1"/><draw:equation draw:name="f316" draw:formula="?f315 * ?f2 / ?f0"/><draw:equation draw:name="f317" draw:formula="0 - ?f316"/><draw:equation draw:name="f318" draw:formula="cos(?f317)"/><draw:equation draw:name="f319" draw:formula="0 - ?f318"/><draw:equation draw:name="f320" draw:formula="?f319 * ?f23"/><draw:equation draw:name="f321" draw:formula="sin(?f317)"/><draw:equation draw:name="f322" draw:formula="0 - ?f321"/><draw:equation draw:name="f323" draw:formula="?f322 * ?f32"/><draw:equation draw:name="f324" draw:formula="sqrt(?f320 * ?f320 + ?f323 * ?f323 + 0 * 0)"/><draw:equation draw:name="f325" draw:formula="?f23 * ?f32 / ?f324"/><draw:equation draw:name="f326" draw:formula="?f322 * ?f325"/><draw:equation draw:name="f327" draw:formula="?f299 - ?f326"/><draw:equation draw:name="f328" draw:formula="?f319 * ?f325"/><draw:equation draw:name="f329" draw:formula="?f301 - ?f328"/><draw:equation draw:name="f330" draw:formula="?f327 - ?f23"/><draw:equation draw:name="f331" draw:formula="?f329 - ?f32"/><draw:equation draw:name="f332" draw:formula="?f327 + ?f23"/><draw:equation draw:name="f333" draw:formula="?f329 + ?f32"/><draw:equation draw:name="f334" draw:formula="?f314 + ?f1"/><draw:equation draw:name="f335" draw:formula="?f334 * ?f2 / ?f0"/><draw:equation draw:name="f336" draw:formula="0 - ?f335"/><draw:equation draw:name="f337" draw:formula="cos(?f336)"/><draw:equation draw:name="f338" draw:formula="0 - ?f337"/><draw:equation draw:name="f339" draw:formula="?f338 * ?f23"/><draw:equation draw:name="f340" draw:formula="sin(?f336)"/><draw:equation draw:name="f341" draw:formula="0 - ?f340"/><draw:equation draw:name="f342" draw:formula="?f341 * ?f32"/><draw:equation draw:name="f343" draw:formula="sqrt(?f339 * ?f339 + ?f342 * ?f342 + 0 * 0)"/><draw:equation draw:name="f344" draw:formula="?f23 * ?f32 / ?f343"/><draw:equation draw:name="f345" draw:formula="?f341 * ?f344"/><draw:equation draw:name="f346" draw:formula="?f327 + ?f345"/><draw:equation draw:name="f347" draw:formula="?f338 * ?f344"/><draw:equation draw:name="f348" draw:formula="?f329 + ?f347"/><draw:equation draw:name="f349" draw:formula="if(?f313, ?f299, ?f330)"/><draw:equation draw:name="f350" draw:formula="if(?f313, ?f301, ?f331)"/><draw:equation draw:name="f351" draw:formula="if(?f313, ?f299, ?f332)"/><draw:equation draw:name="f352" draw:formula="if(?f313, ?f301, ?f333)"/><draw:equation draw:name="f353" draw:formula="if(?f313, ?f330, ?f346)"/><draw:equation draw:name="f354" draw:formula="if(?f313, ?f331, ?f348)"/><draw:equation draw:name="f355" draw:formula="if(?f313, ?f332, ?f346)"/><draw:equation draw:name="f356" draw:formula="if(?f313, ?f333, ?f348)"/><draw:equation draw:name="f357" draw:formula="21550000 - ?f36"/><draw:equation draw:name="f358" draw:formula="if(?f357, ?f36, 21550000)"/><draw:equation draw:name="f359" draw:formula="-21550000 - ?f358"/><draw:equation draw:name="f360" draw:formula="if(?f359, -21550000, ?f358)"/><draw:equation draw:name="f361" draw:formula="?f10 + ?f360"/><draw:equation draw:name="f362" draw:formula="?f10 + ?f1"/><draw:equation draw:name="f363" draw:formula="?f362 * ?f2 / ?f0"/><draw:equation draw:name="f364" draw:formula="0 - ?f363"/><draw:equation draw:name="f365" draw:formula="cos(?f364)"/><draw:equation draw:name="f366" draw:formula="0 - ?f365"/><draw:equation draw:name="f367" draw:formula="?f366 * ?f34"/><draw:equation draw:name="f368" draw:formula="sin(?f364)"/><draw:equation draw:name="f369" draw:formula="0 - ?f368"/><draw:equation draw:name="f370" draw:formula="?f369 * ?f35"/><draw:equation draw:name="f371" draw:formula="sqrt(?f367 * ?f367 + ?f370 * ?f370 + 0 * 0)"/><draw:equation draw:name="f372" draw:formula="?f34 * ?f35 / ?f371"/><draw:equation draw:name="f373" draw:formula="?f369 * ?f372"/><draw:equation draw:name="f374" draw:formula="?f346 - ?f373"/><draw:equation draw:name="f375" draw:formula="?f366 * ?f372"/><draw:equation draw:name="f376" draw:formula="?f348 - ?f375"/><draw:equation draw:name="f377" draw:formula="?f374 - ?f34"/><draw:equation draw:name="f378" draw:formula="?f376 - ?f35"/><draw:equation draw:name="f379" draw:formula="?f374 + ?f34"/><draw:equation draw:name="f380" draw:formula="?f376 + ?f35"/><draw:equation draw:name="f381" draw:formula="?f361 + ?f1"/><draw:equation draw:name="f382" draw:formula="?f381 * ?f2 / ?f0"/><draw:equation draw:name="f383" draw:formula="0 - ?f382"/><draw:equation draw:name="f384" draw:formula="cos(?f383)"/><draw:equation draw:name="f385" draw:formula="0 - ?f384"/><draw:equation draw:name="f386" draw:formula="?f385 * ?f34"/><draw:equation draw:name="f387" draw:formula="sin(?f383)"/><draw:equation draw:name="f388" draw:formula="0 - ?f387"/><draw:equation draw:name="f389" draw:formula="?f388 * ?f35"/><draw:equation draw:name="f390" draw:formula="sqrt(?f386 * ?f386 + ?f389 * ?f389 + 0 * 0)"/><draw:equation draw:name="f391" draw:formula="?f34 * ?f35 / ?f390"/><draw:equation draw:name="f392" draw:formula="?f388 * ?f391"/><draw:equation draw:name="f393" draw:formula="?f374 + ?f392"/><draw:equation draw:name="f394" draw:formula="?f385 * ?f391"/><draw:equation draw:name="f395" draw:formula="?f376 + ?f394"/><draw:equation draw:name="f396" draw:formula="if(?f360, ?f346, ?f377)"/><draw:equation draw:name="f397" draw:formula="if(?f360, ?f348, ?f378)"/><draw:equation draw:name="f398" draw:formula="if(?f360, ?f346, ?f379)"/><draw:equation draw:name="f399" draw:formula="if(?f360, ?f348, ?f380)"/><draw:equation draw:name="f400" draw:formula="if(?f360, ?f377, ?f393)"/><draw:equation draw:name="f401" draw:formula="if(?f360, ?f378, ?f395)"/><draw:equation draw:name="f402" draw:formula="if(?f360, ?f379, ?f393)"/><draw:equation draw:name="f403" draw:formula="if(?f360, ?f380, ?f395)"/><draw:equation draw:name="f404" draw:formula="21550000 - ?f40"/><draw:equation draw:name="f405" draw:formula="if(?f404, ?f40, 21550000)"/><draw:equation draw:name="f406" draw:formula="-21550000 - ?f405"/><draw:equation draw:name="f407" draw:formula="if(?f406, -21550000, ?f405)"/><draw:equation draw:name="f408" draw:formula="?f39 + ?f407"/><draw:equation draw:name="f409" draw:formula="?f39 + ?f1"/><draw:equation draw:name="f410" draw:formula="?f409 * ?f2 / ?f0"/><draw:equation draw:name="f411" draw:formula="0 - ?f410"/><draw:equation draw:name="f412" draw:formula="cos(?f411)"/><draw:equation draw:name="f413" draw:formula="0 - ?f412"/><draw:equation draw:name="f414" draw:formula="?f413 * ?f37"/><draw:equation draw:name="f415" draw:formula="sin(?f411)"/><draw:equation draw:name="f416" draw:formula="0 - ?f415"/><draw:equation draw:name="f417" draw:formula="?f416 * ?f38"/><draw:equation draw:name="f418" draw:formula="sqrt(?f414 * ?f414 + ?f417 * ?f417 + 0 * 0)"/><draw:equation draw:name="f419" draw:formula="?f37 * ?f38 / ?f418"/><draw:equation draw:name="f420" draw:formula="?f416 * ?f419"/><draw:equation draw:name="f421" draw:formula="?f393 - ?f420"/><draw:equation draw:name="f422" draw:formula="?f413 * ?f419"/><draw:equation draw:name="f423" draw:formula="?f395 - ?f422"/><draw:equation draw:name="f424" draw:formula="?f421 - ?f37"/><draw:equation draw:name="f425" draw:formula="?f423 - ?f38"/><draw:equation draw:name="f426" draw:formula="?f421 + ?f37"/><draw:equation draw:name="f427" draw:formula="?f423 + ?f38"/><draw:equation draw:name="f428" draw:formula="?f408 + ?f1"/><draw:equation draw:name="f429" draw:formula="?f428 * ?f2 / ?f0"/><draw:equation draw:name="f430" draw:formula="0 - ?f429"/><draw:equation draw:name="f431" draw:formula="cos(?f430)"/><draw:equation draw:name="f432" draw:formula="0 - ?f431"/><draw:equation draw:name="f433" draw:formula="?f432 * ?f37"/><draw:equation draw:name="f434" draw:formula="sin(?f430)"/><draw:equation draw:name="f435" draw:formula="0 - ?f434"/><draw:equation draw:name="f436" draw:formula="?f435 * ?f38"/><draw:equation draw:name="f437" draw:formula="sqrt(?f433 * ?f433 + ?f436 * ?f436 + 0 * 0)"/><draw:equation draw:name="f438" draw:formula="?f37 * ?f38 / ?f437"/><draw:equation draw:name="f439" draw:formula="?f435 * ?f438"/><draw:equation draw:name="f440" draw:formula="?f421 + ?f439"/><draw:equation draw:name="f441" draw:formula="?f432 * ?f438"/><draw:equation draw:name="f442" draw:formula="?f423 + ?f441"/><draw:equation draw:name="f443" draw:formula="if(?f407, ?f393, ?f424)"/><draw:equation draw:name="f444" draw:formula="if(?f407, ?f395, ?f425)"/><draw:equation draw:name="f445" draw:formula="if(?f407, ?f393, ?f426)"/><draw:equation draw:name="f446" draw:formula="if(?f407, ?f395, ?f427)"/><draw:equation draw:name="f447" draw:formula="if(?f407, ?f424, ?f440)"/><draw:equation draw:name="f448" draw:formula="if(?f407, ?f425, ?f442)"/><draw:equation draw:name="f449" draw:formula="if(?f407, ?f426, ?f440)"/><draw:equation draw:name="f450" draw:formula="if(?f407, ?f427, ?f442)"/><draw:equation draw:name="f451" draw:formula="21550000 - ?f44"/><draw:equation draw:name="f452" draw:formula="if(?f451, ?f44, 21550000)"/><draw:equation draw:name="f453" draw:formula="-21550000 - ?f452"/><draw:equation draw:name="f454" draw:formula="if(?f453, -21550000, ?f452)"/><draw:equation draw:name="f455" draw:formula="?f43 + ?f454"/><draw:equation draw:name="f456" draw:formula="?f43 + ?f1"/><draw:equation draw:name="f457" draw:formula="?f456 * ?f2 / ?f0"/><draw:equation draw:name="f458" draw:formula="0 - ?f457"/><draw:equation draw:name="f459" draw:formula="cos(?f458)"/><draw:equation draw:name="f460" draw:formula="0 - ?f459"/><draw:equation draw:name="f461" draw:formula="?f460 * ?f41"/><draw:equation draw:name="f462" draw:formula="sin(?f458)"/><draw:equation draw:name="f463" draw:formula="0 - ?f462"/><draw:equation draw:name="f464" draw:formula="?f463 * ?f42"/><draw:equation draw:name="f465" draw:formula="sqrt(?f461 * ?f461 + ?f464 * ?f464 + 0 * 0)"/><draw:equation draw:name="f466" draw:formula="?f41 * ?f42 / ?f465"/><draw:equation draw:name="f467" draw:formula="?f463 * ?f466"/><draw:equation draw:name="f468" draw:formula="?f440 - ?f467"/><draw:equation draw:name="f469" draw:formula="?f460 * ?f466"/><draw:equation draw:name="f470" draw:formula="?f442 - ?f469"/><draw:equation draw:name="f471" draw:formula="?f468 - ?f41"/><draw:equation draw:name="f472" draw:formula="?f470 - ?f42"/><draw:equation draw:name="f473" draw:formula="?f468 + ?f41"/><draw:equation draw:name="f474" draw:formula="?f470 + ?f42"/><draw:equation draw:name="f475" draw:formula="?f455 + ?f1"/><draw:equation draw:name="f476" draw:formula="?f475 * ?f2 / ?f0"/><draw:equation draw:name="f477" draw:formula="0 - ?f476"/><draw:equation draw:name="f478" draw:formula="cos(?f477)"/><draw:equation draw:name="f479" draw:formula="0 - ?f478"/><draw:equation draw:name="f480" draw:formula="?f479 * ?f41"/><draw:equation draw:name="f481" draw:formula="sin(?f477)"/><draw:equation draw:name="f482" draw:formula="0 - ?f481"/><draw:equation draw:name="f483" draw:formula="?f482 * ?f42"/><draw:equation draw:name="f484" draw:formula="sqrt(?f480 * ?f480 + ?f483 * ?f483 + 0 * 0)"/><draw:equation draw:name="f485" draw:formula="?f41 * ?f42 / ?f484"/><draw:equation draw:name="f486" draw:formula="?f482 * ?f485"/><draw:equation draw:name="f487" draw:formula="?f468 + ?f486"/><draw:equation draw:name="f488" draw:formula="?f479 * ?f485"/><draw:equation draw:name="f489" draw:formula="?f470 + ?f488"/><draw:equation draw:name="f490" draw:formula="if(?f454, ?f440, ?f471)"/><draw:equation draw:name="f491" draw:formula="if(?f454, ?f442, ?f472)"/><draw:equation draw:name="f492" draw:formula="if(?f454, ?f440, ?f473)"/><draw:equation draw:name="f493" draw:formula="if(?f454, ?f442, ?f474)"/><draw:equation draw:name="f494" draw:formula="if(?f454, ?f471, ?f487)"/><draw:equation draw:name="f495" draw:formula="if(?f454, ?f472, ?f489)"/><draw:equation draw:name="f496" draw:formula="if(?f454, ?f473, ?f487)"/><draw:equation draw:name="f497" draw:formula="if(?f454, ?f474, ?f489)"/><draw:equation draw:name="f498" draw:formula="21550000 - ?f48"/><draw:equation draw:name="f499" draw:formula="if(?f498, ?f48, 21550000)"/><draw:equation draw:name="f500" draw:formula="-21550000 - ?f499"/><draw:equation draw:name="f501" draw:formula="if(?f500, -21550000, ?f499)"/><draw:equation draw:name="f502" draw:formula="?f47 + ?f501"/><draw:equation draw:name="f503" draw:formula="?f47 + ?f1"/><draw:equation draw:name="f504" draw:formula="?f503 * ?f2 / ?f0"/><draw:equation draw:name="f505" draw:formula="0 - ?f504"/><draw:equation draw:name="f506" draw:formula="cos(?f505)"/><draw:equation draw:name="f507" draw:formula="0 - ?f506"/><draw:equation draw:name="f508" draw:formula="?f507 * ?f45"/><draw:equation draw:name="f509" draw:formula="sin(?f505)"/><draw:equation draw:name="f510" draw:formula="0 - ?f509"/><draw:equation draw:name="f511" draw:formula="?f510 * ?f46"/><draw:equation draw:name="f512" draw:formula="sqrt(?f508 * ?f508 + ?f511 * ?f511 + 0 * 0)"/><draw:equation draw:name="f513" draw:formula="?f45 * ?f46 / ?f512"/><draw:equation draw:name="f514" draw:formula="?f510 * ?f513"/><draw:equation draw:name="f515" draw:formula="?f487 - ?f514"/><draw:equation draw:name="f516" draw:formula="?f507 * ?f513"/><draw:equation draw:name="f517" draw:formula="?f489 - ?f516"/><draw:equation draw:name="f518" draw:formula="?f515 - ?f45"/><draw:equation draw:name="f519" draw:formula="?f517 - ?f46"/><draw:equation draw:name="f520" draw:formula="?f515 + ?f45"/><draw:equation draw:name="f521" draw:formula="?f517 + ?f46"/><draw:equation draw:name="f522" draw:formula="?f502 + ?f1"/><draw:equation draw:name="f523" draw:formula="?f522 * ?f2 / ?f0"/><draw:equation draw:name="f524" draw:formula="0 - ?f523"/><draw:equation draw:name="f525" draw:formula="cos(?f524)"/><draw:equation draw:name="f526" draw:formula="0 - ?f525"/><draw:equation draw:name="f527" draw:formula="?f526 * ?f45"/><draw:equation draw:name="f528" draw:formula="sin(?f524)"/><draw:equation draw:name="f529" draw:formula="0 - ?f528"/><draw:equation draw:name="f530" draw:formula="?f529 * ?f46"/><draw:equation draw:name="f531" draw:formula="sqrt(?f527 * ?f527 + ?f530 * ?f530 + 0 * 0)"/><draw:equation draw:name="f532" draw:formula="?f45 * ?f46 / ?f531"/><draw:equation draw:name="f533" draw:formula="?f529 * ?f532"/><draw:equation draw:name="f534" draw:formula="?f515 + ?f533"/><draw:equation draw:name="f535" draw:formula="?f526 * ?f532"/><draw:equation draw:name="f536" draw:formula="?f517 + ?f535"/><draw:equation draw:name="f537" draw:formula="if(?f501, ?f487, ?f518)"/><draw:equation draw:name="f538" draw:formula="if(?f501, ?f489, ?f519)"/><draw:equation draw:name="f539" draw:formula="if(?f501, ?f487, ?f520)"/><draw:equation draw:name="f540" draw:formula="if(?f501, ?f489, ?f521)"/><draw:equation draw:name="f541" draw:formula="if(?f501, ?f518, ?f534)"/><draw:equation draw:name="f542" draw:formula="if(?f501, ?f519, ?f536)"/><draw:equation draw:name="f543" draw:formula="if(?f501, ?f520, ?f534)"/><draw:equation draw:name="f544" draw:formula="if(?f501, ?f521, ?f536)"/><draw:equation draw:name="f545" draw:formula="21550000 - ?f51"/><draw:equation draw:name="f546" draw:formula="if(?f545, ?f51, 21550000)"/><draw:equation draw:name="f547" draw:formula="-21550000 - ?f546"/><draw:equation draw:name="f548" draw:formula="if(?f547, -21550000, ?f546)"/><draw:equation draw:name="f549" draw:formula="?f11 + ?f548"/><draw:equation draw:name="f550" draw:formula="?f11 + ?f1"/><draw:equation draw:name="f551" draw:formula="?f550 * ?f2 / ?f0"/><draw:equation draw:name="f552" draw:formula="0 - ?f551"/><draw:equation draw:name="f553" draw:formula="cos(?f552)"/><draw:equation draw:name="f554" draw:formula="0 - ?f553"/><draw:equation draw:name="f555" draw:formula="?f554 * ?f49"/><draw:equation draw:name="f556" draw:formula="sin(?f552)"/><draw:equation draw:name="f557" draw:formula="0 - ?f556"/><draw:equation draw:name="f558" draw:formula="?f557 * ?f50"/><draw:equation draw:name="f559" draw:formula="sqrt(?f555 * ?f555 + ?f558 * ?f558 + 0 * 0)"/><draw:equation draw:name="f560" draw:formula="?f49 * ?f50 / ?f559"/><draw:equation draw:name="f561" draw:formula="?f557 * ?f560"/><draw:equation draw:name="f562" draw:formula="?f534 - ?f561"/><draw:equation draw:name="f563" draw:formula="?f554 * ?f560"/><draw:equation draw:name="f564" draw:formula="?f536 - ?f563"/><draw:equation draw:name="f565" draw:formula="?f562 - ?f49"/><draw:equation draw:name="f566" draw:formula="?f564 - ?f50"/><draw:equation draw:name="f567" draw:formula="?f562 + ?f49"/><draw:equation draw:name="f568" draw:formula="?f564 + ?f50"/><draw:equation draw:name="f569" draw:formula="?f549 + ?f1"/><draw:equation draw:name="f570" draw:formula="?f569 * ?f2 / ?f0"/><draw:equation draw:name="f571" draw:formula="0 - ?f570"/><draw:equation draw:name="f572" draw:formula="cos(?f571)"/><draw:equation draw:name="f573" draw:formula="0 - ?f572"/><draw:equation draw:name="f574" draw:formula="?f573 * ?f49"/><draw:equation draw:name="f575" draw:formula="sin(?f571)"/><draw:equation draw:name="f576" draw:formula="0 - ?f575"/><draw:equation draw:name="f577" draw:formula="?f576 * ?f50"/><draw:equation draw:name="f578" draw:formula="sqrt(?f574 * ?f574 + ?f577 * ?f577 + 0 * 0)"/><draw:equation draw:name="f579" draw:formula="?f49 * ?f50 / ?f578"/><draw:equation draw:name="f580" draw:formula="?f576 * ?f579"/><draw:equation draw:name="f581" draw:formula="?f562 + ?f580"/><draw:equation draw:name="f582" draw:formula="?f573 * ?f579"/><draw:equation draw:name="f583" draw:formula="?f564 + ?f582"/><draw:equation draw:name="f584" draw:formula="if(?f548, ?f534, ?f565)"/><draw:equation draw:name="f585" draw:formula="if(?f548, ?f536, ?f566)"/><draw:equation draw:name="f586" draw:formula="if(?f548, ?f534, ?f567)"/><draw:equation draw:name="f587" draw:formula="if(?f548, ?f536, ?f568)"/><draw:equation draw:name="f588" draw:formula="if(?f548, ?f565, ?f581)"/><draw:equation draw:name="f589" draw:formula="if(?f548, ?f566, ?f583)"/><draw:equation draw:name="f590" draw:formula="if(?f548, ?f567, ?f581)"/><draw:equation draw:name="f591" draw:formula="if(?f548, ?f568, ?f583)"/><draw:equation draw:name="f592" draw:formula="21550000 - ?f53"/><draw:equation draw:name="f593" draw:formula="if(?f592, ?f53, 21550000)"/><draw:equation draw:name="f594" draw:formula="-21550000 - ?f593"/><draw:equation draw:name="f595" draw:formula="if(?f594, -21550000, ?f593)"/><draw:equation draw:name="f596" draw:formula="?f12 + ?f595"/><draw:equation draw:name="f597" draw:formula="?f12 + ?f1"/><draw:equation draw:name="f598" draw:formula="?f597 * ?f2 / ?f0"/><draw:equation draw:name="f599" draw:formula="0 - ?f598"/><draw:equation draw:name="f600" draw:formula="cos(?f599)"/><draw:equation draw:name="f601" draw:formula="0 - ?f600"/><draw:equation draw:name="f602" draw:formula="?f601 * ?f52"/><draw:equation draw:name="f603" draw:formula="sin(?f599)"/><draw:equation draw:name="f604" draw:formula="0 - ?f603"/><draw:equation draw:name="f605" draw:formula="?f604 * ?f27"/><draw:equation draw:name="f606" draw:formula="sqrt(?f602 * ?f602 + ?f605 * ?f605 + 0 * 0)"/><draw:equation draw:name="f607" draw:formula="?f52 * ?f27 / ?f606"/><draw:equation draw:name="f608" draw:formula="?f604 * ?f607"/><draw:equation draw:name="f609" draw:formula="?f581 - ?f608"/><draw:equation draw:name="f610" draw:formula="?f601 * ?f607"/><draw:equation draw:name="f611" draw:formula="?f583 - ?f610"/><draw:equation draw:name="f612" draw:formula="?f609 - ?f52"/><draw:equation draw:name="f613" draw:formula="?f611 - ?f27"/><draw:equation draw:name="f614" draw:formula="?f609 + ?f52"/><draw:equation draw:name="f615" draw:formula="?f611 + ?f27"/><draw:equation draw:name="f616" draw:formula="?f596 + ?f1"/><draw:equation draw:name="f617" draw:formula="?f616 * ?f2 / ?f0"/><draw:equation draw:name="f618" draw:formula="0 - ?f617"/><draw:equation draw:name="f619" draw:formula="cos(?f618)"/><draw:equation draw:name="f620" draw:formula="0 - ?f619"/><draw:equation draw:name="f621" draw:formula="?f620 * ?f52"/><draw:equation draw:name="f622" draw:formula="sin(?f618)"/><draw:equation draw:name="f623" draw:formula="0 - ?f622"/><draw:equation draw:name="f624" draw:formula="?f623 * ?f27"/><draw:equation draw:name="f625" draw:formula="sqrt(?f621 * ?f621 + ?f624 * ?f624 + 0 * 0)"/><draw:equation draw:name="f626" draw:formula="?f52 * ?f27 / ?f625"/><draw:equation draw:name="f627" draw:formula="?f623 * ?f626"/><draw:equation draw:name="f628" draw:formula="?f609 + ?f627"/><draw:equation draw:name="f629" draw:formula="?f620 * ?f626"/><draw:equation draw:name="f630" draw:formula="?f611 + ?f629"/><draw:equation draw:name="f631" draw:formula="if(?f595, ?f581, ?f612)"/><draw:equation draw:name="f632" draw:formula="if(?f595, ?f583, ?f613)"/><draw:equation draw:name="f633" draw:formula="if(?f595, ?f581, ?f614)"/><draw:equation draw:name="f634" draw:formula="if(?f595, ?f583, ?f615)"/><draw:equation draw:name="f635" draw:formula="if(?f595, ?f612, ?f628)"/><draw:equation draw:name="f636" draw:formula="if(?f595, ?f613, ?f630)"/><draw:equation draw:name="f637" draw:formula="if(?f595, ?f614, ?f628)"/><draw:equation draw:name="f638" draw:formula="if(?f595, ?f615, ?f630)"/><draw:equation draw:name="f639" draw:formula="21550000 - ?f57"/><draw:equation draw:name="f640" draw:formula="if(?f639, ?f57, 21550000)"/><draw:equation draw:name="f641" draw:formula="-21550000 - ?f640"/><draw:equation draw:name="f642" draw:formula="if(?f641, -21550000, ?f640)"/><draw:equation draw:name="f643" draw:formula="?f56 + ?f642"/><draw:equation draw:name="f644" draw:formula="?f56 + ?f1"/><draw:equation draw:name="f645" draw:formula="?f644 * ?f2 / ?f0"/><draw:equation draw:name="f646" draw:formula="0 - ?f645"/><draw:equation draw:name="f647" draw:formula="cos(?f646)"/><draw:equation draw:name="f648" draw:formula="0 - ?f647"/><draw:equation draw:name="f649" draw:formula="?f648 * ?f52"/><draw:equation draw:name="f650" draw:formula="sin(?f646)"/><draw:equation draw:name="f651" draw:formula="0 - ?f650"/><draw:equation draw:name="f652" draw:formula="?f651 * ?f27"/><draw:equation draw:name="f653" draw:formula="sqrt(?f649 * ?f649 + ?f652 * ?f652 + 0 * 0)"/><draw:equation draw:name="f654" draw:formula="?f52 * ?f27 / ?f653"/><draw:equation draw:name="f655" draw:formula="?f651 * ?f654"/><draw:equation draw:name="f656" draw:formula="?f54 - ?f655"/><draw:equation draw:name="f657" draw:formula="?f648 * ?f654"/><draw:equation draw:name="f658" draw:formula="?f55 - ?f657"/><draw:equation draw:name="f659" draw:formula="?f656 - ?f52"/><draw:equation draw:name="f660" draw:formula="?f658 - ?f27"/><draw:equation draw:name="f661" draw:formula="?f656 + ?f52"/><draw:equation draw:name="f662" draw:formula="?f658 + ?f27"/><draw:equation draw:name="f663" draw:formula="?f643 + ?f1"/><draw:equation draw:name="f664" draw:formula="?f663 * ?f2 / ?f0"/><draw:equation draw:name="f665" draw:formula="0 - ?f664"/><draw:equation draw:name="f666" draw:formula="cos(?f665)"/><draw:equation draw:name="f667" draw:formula="0 - ?f666"/><draw:equation draw:name="f668" draw:formula="?f667 * ?f52"/><draw:equation draw:name="f669" draw:formula="sin(?f665)"/><draw:equation draw:name="f670" draw:formula="0 - ?f669"/><draw:equation draw:name="f671" draw:formula="?f670 * ?f27"/><draw:equation draw:name="f672" draw:formula="sqrt(?f668 * ?f668 + ?f671 * ?f671 + 0 * 0)"/><draw:equation draw:name="f673" draw:formula="?f52 * ?f27 / ?f672"/><draw:equation draw:name="f674" draw:formula="?f670 * ?f673"/><draw:equation draw:name="f675" draw:formula="?f656 + ?f674"/><draw:equation draw:name="f676" draw:formula="?f667 * ?f673"/><draw:equation draw:name="f677" draw:formula="?f658 + ?f676"/><draw:equation draw:name="f678" draw:formula="if(?f642, ?f54, ?f659)"/><draw:equation draw:name="f679" draw:formula="if(?f642, ?f55, ?f660)"/><draw:equation draw:name="f680" draw:formula="if(?f642, ?f54, ?f661)"/><draw:equation draw:name="f681" draw:formula="if(?f642, ?f55, ?f662)"/><draw:equation draw:name="f682" draw:formula="if(?f642, ?f659, ?f675)"/><draw:equation draw:name="f683" draw:formula="if(?f642, ?f660, ?f677)"/><draw:equation draw:name="f684" draw:formula="if(?f642, ?f661, ?f675)"/><draw:equation draw:name="f685" draw:formula="if(?f642, ?f662, ?f677)"/><draw:equation draw:name="f686" draw:formula="21550000 - ?f61"/><draw:equation draw:name="f687" draw:formula="if(?f686, ?f61, 21550000)"/><draw:equation draw:name="f688" draw:formula="-21550000 - ?f687"/><draw:equation draw:name="f689" draw:formula="if(?f688, -21550000, ?f687)"/><draw:equation draw:name="f690" draw:formula="?f60 + ?f689"/><draw:equation draw:name="f691" draw:formula="?f60 + ?f1"/><draw:equation draw:name="f692" draw:formula="?f691 * ?f2 / ?f0"/><draw:equation draw:name="f693" draw:formula="0 - ?f692"/><draw:equation draw:name="f694" draw:formula="cos(?f693)"/><draw:equation draw:name="f695" draw:formula="0 - ?f694"/><draw:equation draw:name="f696" draw:formula="?f695 * ?f49"/><draw:equation draw:name="f697" draw:formula="sin(?f693)"/><draw:equation draw:name="f698" draw:formula="0 - ?f697"/><draw:equation draw:name="f699" draw:formula="?f698 * ?f50"/><draw:equation draw:name="f700" draw:formula="sqrt(?f696 * ?f696 + ?f699 * ?f699 + 0 * 0)"/><draw:equation draw:name="f701" draw:formula="?f49 * ?f50 / ?f700"/><draw:equation draw:name="f702" draw:formula="?f698 * ?f701"/><draw:equation draw:name="f703" draw:formula="?f58 - ?f702"/><draw:equation draw:name="f704" draw:formula="?f695 * ?f701"/><draw:equation draw:name="f705" draw:formula="?f59 - ?f704"/><draw:equation draw:name="f706" draw:formula="?f703 - ?f49"/><draw:equation draw:name="f707" draw:formula="?f705 - ?f50"/><draw:equation draw:name="f708" draw:formula="?f703 + ?f49"/><draw:equation draw:name="f709" draw:formula="?f705 + ?f50"/><draw:equation draw:name="f710" draw:formula="?f690 + ?f1"/><draw:equation draw:name="f711" draw:formula="?f710 * ?f2 / ?f0"/><draw:equation draw:name="f712" draw:formula="0 - ?f711"/><draw:equation draw:name="f713" draw:formula="cos(?f712)"/><draw:equation draw:name="f714" draw:formula="0 - ?f713"/><draw:equation draw:name="f715" draw:formula="?f714 * ?f49"/><draw:equation draw:name="f716" draw:formula="sin(?f712)"/><draw:equation draw:name="f717" draw:formula="0 - ?f716"/><draw:equation draw:name="f718" draw:formula="?f717 * ?f50"/><draw:equation draw:name="f719" draw:formula="sqrt(?f715 * ?f715 + ?f718 * ?f718 + 0 * 0)"/><draw:equation draw:name="f720" draw:formula="?f49 * ?f50 / ?f719"/><draw:equation draw:name="f721" draw:formula="?f717 * ?f720"/><draw:equation draw:name="f722" draw:formula="?f703 + ?f721"/><draw:equation draw:name="f723" draw:formula="?f714 * ?f720"/><draw:equation draw:name="f724" draw:formula="?f705 + ?f723"/><draw:equation draw:name="f725" draw:formula="if(?f689, ?f58, ?f706)"/><draw:equation draw:name="f726" draw:formula="if(?f689, ?f59, ?f707)"/><draw:equation draw:name="f727" draw:formula="if(?f689, ?f58, ?f708)"/><draw:equation draw:name="f728" draw:formula="if(?f689, ?f59, ?f709)"/><draw:equation draw:name="f729" draw:formula="if(?f689, ?f706, ?f722)"/><draw:equation draw:name="f730" draw:formula="if(?f689, ?f707, ?f724)"/><draw:equation draw:name="f731" draw:formula="if(?f689, ?f708, ?f722)"/><draw:equation draw:name="f732" draw:formula="if(?f689, ?f709, ?f724)"/><draw:equation draw:name="f733" draw:formula="21550000 - ?f65"/><draw:equation draw:name="f734" draw:formula="if(?f733, ?f65, 21550000)"/><draw:equation draw:name="f735" draw:formula="-21550000 - ?f734"/><draw:equation draw:name="f736" draw:formula="if(?f735, -21550000, ?f734)"/><draw:equation draw:name="f737" draw:formula="?f64 + ?f736"/><draw:equation draw:name="f738" draw:formula="?f64 + ?f1"/><draw:equation draw:name="f739" draw:formula="?f738 * ?f2 / ?f0"/><draw:equation draw:name="f740" draw:formula="0 - ?f739"/><draw:equation draw:name="f741" draw:formula="cos(?f740)"/><draw:equation draw:name="f742" draw:formula="0 - ?f741"/><draw:equation draw:name="f743" draw:formula="?f742 * ?f41"/><draw:equation draw:name="f744" draw:formula="sin(?f740)"/><draw:equation draw:name="f745" draw:formula="0 - ?f744"/><draw:equation draw:name="f746" draw:formula="?f745 * ?f42"/><draw:equation draw:name="f747" draw:formula="sqrt(?f743 * ?f743 + ?f746 * ?f746 + 0 * 0)"/><draw:equation draw:name="f748" draw:formula="?f41 * ?f42 / ?f747"/><draw:equation draw:name="f749" draw:formula="?f745 * ?f748"/><draw:equation draw:name="f750" draw:formula="?f62 - ?f749"/><draw:equation draw:name="f751" draw:formula="?f742 * ?f748"/><draw:equation draw:name="f752" draw:formula="?f63 - ?f751"/><draw:equation draw:name="f753" draw:formula="?f750 - ?f41"/><draw:equation draw:name="f754" draw:formula="?f752 - ?f42"/><draw:equation draw:name="f755" draw:formula="?f750 + ?f41"/><draw:equation draw:name="f756" draw:formula="?f752 + ?f42"/><draw:equation draw:name="f757" draw:formula="?f737 + ?f1"/><draw:equation draw:name="f758" draw:formula="?f757 * ?f2 / ?f0"/><draw:equation draw:name="f759" draw:formula="0 - ?f758"/><draw:equation draw:name="f760" draw:formula="cos(?f759)"/><draw:equation draw:name="f761" draw:formula="0 - ?f760"/><draw:equation draw:name="f762" draw:formula="?f761 * ?f41"/><draw:equation draw:name="f763" draw:formula="sin(?f759)"/><draw:equation draw:name="f764" draw:formula="0 - ?f763"/><draw:equation draw:name="f765" draw:formula="?f764 * ?f42"/><draw:equation draw:name="f766" draw:formula="sqrt(?f762 * ?f762 + ?f765 * ?f765 + 0 * 0)"/><draw:equation draw:name="f767" draw:formula="?f41 * ?f42 / ?f766"/><draw:equation draw:name="f768" draw:formula="?f764 * ?f767"/><draw:equation draw:name="f769" draw:formula="?f750 + ?f768"/><draw:equation draw:name="f770" draw:formula="?f761 * ?f767"/><draw:equation draw:name="f771" draw:formula="?f752 + ?f770"/><draw:equation draw:name="f772" draw:formula="if(?f736, ?f62, ?f753)"/><draw:equation draw:name="f773" draw:formula="if(?f736, ?f63, ?f754)"/><draw:equation draw:name="f774" draw:formula="if(?f736, ?f62, ?f755)"/><draw:equation draw:name="f775" draw:formula="if(?f736, ?f63, ?f756)"/><draw:equation draw:name="f776" draw:formula="if(?f736, ?f753, ?f769)"/><draw:equation draw:name="f777" draw:formula="if(?f736, ?f754, ?f771)"/><draw:equation draw:name="f778" draw:formula="if(?f736, ?f755, ?f769)"/><draw:equation draw:name="f779" draw:formula="if(?f736, ?f756, ?f771)"/><draw:equation draw:name="f780" draw:formula="21550000 - ?f69"/><draw:equation draw:name="f781" draw:formula="if(?f780, ?f69, 21550000)"/><draw:equation draw:name="f782" draw:formula="-21550000 - ?f781"/><draw:equation draw:name="f783" draw:formula="if(?f782, -21550000, ?f781)"/><draw:equation draw:name="f784" draw:formula="?f68 + ?f783"/><draw:equation draw:name="f785" draw:formula="?f68 + ?f1"/><draw:equation draw:name="f786" draw:formula="?f785 * ?f2 / ?f0"/><draw:equation draw:name="f787" draw:formula="0 - ?f786"/><draw:equation draw:name="f788" draw:formula="cos(?f787)"/><draw:equation draw:name="f789" draw:formula="0 - ?f788"/><draw:equation draw:name="f790" draw:formula="?f789 * ?f41"/><draw:equation draw:name="f791" draw:formula="sin(?f787)"/><draw:equation draw:name="f792" draw:formula="0 - ?f791"/><draw:equation draw:name="f793" draw:formula="?f792 * ?f42"/><draw:equation draw:name="f794" draw:formula="sqrt(?f790 * ?f790 + ?f793 * ?f793 + 0 * 0)"/><draw:equation draw:name="f795" draw:formula="?f41 * ?f42 / ?f794"/><draw:equation draw:name="f796" draw:formula="?f792 * ?f795"/><draw:equation draw:name="f797" draw:formula="?f66 - ?f796"/><draw:equation draw:name="f798" draw:formula="?f789 * ?f795"/><draw:equation draw:name="f799" draw:formula="?f67 - ?f798"/><draw:equation draw:name="f800" draw:formula="?f797 - ?f41"/><draw:equation draw:name="f801" draw:formula="?f799 - ?f42"/><draw:equation draw:name="f802" draw:formula="?f797 + ?f41"/><draw:equation draw:name="f803" draw:formula="?f799 + ?f42"/><draw:equation draw:name="f804" draw:formula="?f784 + ?f1"/><draw:equation draw:name="f805" draw:formula="?f804 * ?f2 / ?f0"/><draw:equation draw:name="f806" draw:formula="0 - ?f805"/><draw:equation draw:name="f807" draw:formula="cos(?f806)"/><draw:equation draw:name="f808" draw:formula="0 - ?f807"/><draw:equation draw:name="f809" draw:formula="?f808 * ?f41"/><draw:equation draw:name="f810" draw:formula="sin(?f806)"/><draw:equation draw:name="f811" draw:formula="0 - ?f810"/><draw:equation draw:name="f812" draw:formula="?f811 * ?f42"/><draw:equation draw:name="f813" draw:formula="sqrt(?f809 * ?f809 + ?f812 * ?f812 + 0 * 0)"/><draw:equation draw:name="f814" draw:formula="?f41 * ?f42 / ?f813"/><draw:equation draw:name="f815" draw:formula="?f811 * ?f814"/><draw:equation draw:name="f816" draw:formula="?f797 + ?f815"/><draw:equation draw:name="f817" draw:formula="?f808 * ?f814"/><draw:equation draw:name="f818" draw:formula="?f799 + ?f817"/><draw:equation draw:name="f819" draw:formula="if(?f783, ?f66, ?f800)"/><draw:equation draw:name="f820" draw:formula="if(?f783, ?f67, ?f801)"/><draw:equation draw:name="f821" draw:formula="if(?f783, ?f66, ?f802)"/><draw:equation draw:name="f822" draw:formula="if(?f783, ?f67, ?f803)"/><draw:equation draw:name="f823" draw:formula="if(?f783, ?f800, ?f816)"/><draw:equation draw:name="f824" draw:formula="if(?f783, ?f801, ?f818)"/><draw:equation draw:name="f825" draw:formula="if(?f783, ?f802, ?f816)"/><draw:equation draw:name="f826" draw:formula="if(?f783, ?f803, ?f818)"/><draw:equation draw:name="f827" draw:formula="21550000 - ?f72"/><draw:equation draw:name="f828" draw:formula="if(?f827, ?f72, 21550000)"/><draw:equation draw:name="f829" draw:formula="-21550000 - ?f828"/><draw:equation draw:name="f830" draw:formula="if(?f829, -21550000, ?f828)"/><draw:equation draw:name="f831" draw:formula="?f13 + ?f830"/><draw:equation draw:name="f832" draw:formula="?f13 + ?f1"/><draw:equation draw:name="f833" draw:formula="?f832 * ?f2 / ?f0"/><draw:equation draw:name="f834" draw:formula="0 - ?f833"/><draw:equation draw:name="f835" draw:formula="cos(?f834)"/><draw:equation draw:name="f836" draw:formula="0 - ?f835"/><draw:equation draw:name="f837" draw:formula="?f836 * ?f37"/><draw:equation draw:name="f838" draw:formula="sin(?f834)"/><draw:equation draw:name="f839" draw:formula="0 - ?f838"/><draw:equation draw:name="f840" draw:formula="?f839 * ?f38"/><draw:equation draw:name="f841" draw:formula="sqrt(?f837 * ?f837 + ?f840 * ?f840 + 0 * 0)"/><draw:equation draw:name="f842" draw:formula="?f37 * ?f38 / ?f841"/><draw:equation draw:name="f843" draw:formula="?f839 * ?f842"/><draw:equation draw:name="f844" draw:formula="?f70 - ?f843"/><draw:equation draw:name="f845" draw:formula="?f836 * ?f842"/><draw:equation draw:name="f846" draw:formula="?f71 - ?f845"/><draw:equation draw:name="f847" draw:formula="?f844 - ?f37"/><draw:equation draw:name="f848" draw:formula="?f846 - ?f38"/><draw:equation draw:name="f849" draw:formula="?f844 + ?f37"/><draw:equation draw:name="f850" draw:formula="?f846 + ?f38"/><draw:equation draw:name="f851" draw:formula="?f831 + ?f1"/><draw:equation draw:name="f852" draw:formula="?f851 * ?f2 / ?f0"/><draw:equation draw:name="f853" draw:formula="0 - ?f852"/><draw:equation draw:name="f854" draw:formula="cos(?f853)"/><draw:equation draw:name="f855" draw:formula="0 - ?f854"/><draw:equation draw:name="f856" draw:formula="?f855 * ?f37"/><draw:equation draw:name="f857" draw:formula="sin(?f853)"/><draw:equation draw:name="f858" draw:formula="0 - ?f857"/><draw:equation draw:name="f859" draw:formula="?f858 * ?f38"/><draw:equation draw:name="f860" draw:formula="sqrt(?f856 * ?f856 + ?f859 * ?f859 + 0 * 0)"/><draw:equation draw:name="f861" draw:formula="?f37 * ?f38 / ?f860"/><draw:equation draw:name="f862" draw:formula="?f858 * ?f861"/><draw:equation draw:name="f863" draw:formula="?f844 + ?f862"/><draw:equation draw:name="f864" draw:formula="?f855 * ?f861"/><draw:equation draw:name="f865" draw:formula="?f846 + ?f864"/><draw:equation draw:name="f866" draw:formula="if(?f830, ?f70, ?f847)"/><draw:equation draw:name="f867" draw:formula="if(?f830, ?f71, ?f848)"/><draw:equation draw:name="f868" draw:formula="if(?f830, ?f70, ?f849)"/><draw:equation draw:name="f869" draw:formula="if(?f830, ?f71, ?f850)"/><draw:equation draw:name="f870" draw:formula="if(?f830, ?f847, ?f863)"/><draw:equation draw:name="f871" draw:formula="if(?f830, ?f848, ?f865)"/><draw:equation draw:name="f872" draw:formula="if(?f830, ?f849, ?f863)"/><draw:equation draw:name="f873" draw:formula="if(?f830, ?f850, ?f865)"/><draw:equation draw:name="f874" draw:formula="21550000 - ?f76"/><draw:equation draw:name="f875" draw:formula="if(?f874, ?f76, 21550000)"/><draw:equation draw:name="f876" draw:formula="-21550000 - ?f875"/><draw:equation draw:name="f877" draw:formula="if(?f876, -21550000, ?f875)"/><draw:equation draw:name="f878" draw:formula="?f75 + ?f877"/><draw:equation draw:name="f879" draw:formula="?f75 + ?f1"/><draw:equation draw:name="f880" draw:formula="?f879 * ?f2 / ?f0"/><draw:equation draw:name="f881" draw:formula="0 - ?f880"/><draw:equation draw:name="f882" draw:formula="cos(?f881)"/><draw:equation draw:name="f883" draw:formula="0 - ?f882"/><draw:equation draw:name="f884" draw:formula="?f883 * ?f23"/><draw:equation draw:name="f885" draw:formula="sin(?f881)"/><draw:equation draw:name="f886" draw:formula="0 - ?f885"/><draw:equation draw:name="f887" draw:formula="?f886 * ?f32"/><draw:equation draw:name="f888" draw:formula="sqrt(?f884 * ?f884 + ?f887 * ?f887 + 0 * 0)"/><draw:equation draw:name="f889" draw:formula="?f23 * ?f32 / ?f888"/><draw:equation draw:name="f890" draw:formula="?f886 * ?f889"/><draw:equation draw:name="f891" draw:formula="?f73 - ?f890"/><draw:equation draw:name="f892" draw:formula="?f883 * ?f889"/><draw:equation draw:name="f893" draw:formula="?f74 - ?f892"/><draw:equation draw:name="f894" draw:formula="?f891 - ?f23"/><draw:equation draw:name="f895" draw:formula="?f893 - ?f32"/><draw:equation draw:name="f896" draw:formula="?f891 + ?f23"/><draw:equation draw:name="f897" draw:formula="?f893 + ?f32"/><draw:equation draw:name="f898" draw:formula="?f878 + ?f1"/><draw:equation draw:name="f899" draw:formula="?f898 * ?f2 / ?f0"/><draw:equation draw:name="f900" draw:formula="0 - ?f899"/><draw:equation draw:name="f901" draw:formula="cos(?f900)"/><draw:equation draw:name="f902" draw:formula="0 - ?f901"/><draw:equation draw:name="f903" draw:formula="?f902 * ?f23"/><draw:equation draw:name="f904" draw:formula="sin(?f900)"/><draw:equation draw:name="f905" draw:formula="0 - ?f904"/><draw:equation draw:name="f906" draw:formula="?f905 * ?f32"/><draw:equation draw:name="f907" draw:formula="sqrt(?f903 * ?f903 + ?f906 * ?f906 + 0 * 0)"/><draw:equation draw:name="f908" draw:formula="?f23 * ?f32 / ?f907"/><draw:equation draw:name="f909" draw:formula="?f905 * ?f908"/><draw:equation draw:name="f910" draw:formula="?f891 + ?f909"/><draw:equation draw:name="f911" draw:formula="?f902 * ?f908"/><draw:equation draw:name="f912" draw:formula="?f893 + ?f911"/><draw:equation draw:name="f913" draw:formula="if(?f877, ?f73, ?f894)"/><draw:equation draw:name="f914" draw:formula="if(?f877, ?f74, ?f895)"/><draw:equation draw:name="f915" draw:formula="if(?f877, ?f73, ?f896)"/><draw:equation draw:name="f916" draw:formula="if(?f877, ?f74, ?f897)"/><draw:equation draw:name="f917" draw:formula="if(?f877, ?f894, ?f910)"/><draw:equation draw:name="f918" draw:formula="if(?f877, ?f895, ?f912)"/><draw:equation draw:name="f919" draw:formula="if(?f877, ?f896, ?f910)"/><draw:equation draw:name="f920" draw:formula="if(?f877, ?f897, ?f912)"/><draw:equation draw:name="f921" draw:formula="21550000 - ?f79"/><draw:equation draw:name="f922" draw:formula="if(?f921, ?f79, 21550000)"/><draw:equation draw:name="f923" draw:formula="-21550000 - ?f922"/><draw:equation draw:name="f924" draw:formula="if(?f923, -21550000, ?f922)"/><draw:equation draw:name="f925" draw:formula="?f14 + ?f924"/><draw:equation draw:name="f926" draw:formula="?f14 + ?f1"/><draw:equation draw:name="f927" draw:formula="?f926 * ?f2 / ?f0"/><draw:equation draw:name="f928" draw:formula="0 - ?f927"/><draw:equation draw:name="f929" draw:formula="cos(?f928)"/><draw:equation draw:name="f930" draw:formula="0 - ?f929"/><draw:equation draw:name="f931" draw:formula="?f930 * ?f29"/><draw:equation draw:name="f932" draw:formula="sin(?f928)"/><draw:equation draw:name="f933" draw:formula="0 - ?f932"/><draw:equation draw:name="f934" draw:formula="?f933 * ?f30"/><draw:equation draw:name="f935" draw:formula="sqrt(?f931 * ?f931 + ?f934 * ?f934 + 0 * 0)"/><draw:equation draw:name="f936" draw:formula="?f29 * ?f30 / ?f935"/><draw:equation draw:name="f937" draw:formula="?f933 * ?f936"/><draw:equation draw:name="f938" draw:formula="?f77 - ?f937"/><draw:equation draw:name="f939" draw:formula="?f930 * ?f936"/><draw:equation draw:name="f940" draw:formula="?f78 - ?f939"/><draw:equation draw:name="f941" draw:formula="?f938 - ?f29"/><draw:equation draw:name="f942" draw:formula="?f940 - ?f30"/><draw:equation draw:name="f943" draw:formula="?f938 + ?f29"/><draw:equation draw:name="f944" draw:formula="?f940 + ?f30"/><draw:equation draw:name="f945" draw:formula="?f925 + ?f1"/><draw:equation draw:name="f946" draw:formula="?f945 * ?f2 / ?f0"/><draw:equation draw:name="f947" draw:formula="0 - ?f946"/><draw:equation draw:name="f948" draw:formula="cos(?f947)"/><draw:equation draw:name="f949" draw:formula="0 - ?f948"/><draw:equation draw:name="f950" draw:formula="?f949 * ?f29"/><draw:equation draw:name="f951" draw:formula="sin(?f947)"/><draw:equation draw:name="f952" draw:formula="0 - ?f951"/><draw:equation draw:name="f953" draw:formula="?f952 * ?f30"/><draw:equation draw:name="f954" draw:formula="sqrt(?f950 * ?f950 + ?f953 * ?f953 + 0 * 0)"/><draw:equation draw:name="f955" draw:formula="?f29 * ?f30 / ?f954"/><draw:equation draw:name="f956" draw:formula="?f952 * ?f955"/><draw:equation draw:name="f957" draw:formula="?f938 + ?f956"/><draw:equation draw:name="f958" draw:formula="?f949 * ?f955"/><draw:equation draw:name="f959" draw:formula="?f940 + ?f958"/><draw:equation draw:name="f960" draw:formula="if(?f924, ?f77, ?f941)"/><draw:equation draw:name="f961" draw:formula="if(?f924, ?f78, ?f942)"/><draw:equation draw:name="f962" draw:formula="if(?f924, ?f77, ?f943)"/><draw:equation draw:name="f963" draw:formula="if(?f924, ?f78, ?f944)"/><draw:equation draw:name="f964" draw:formula="if(?f924, ?f941, ?f957)"/><draw:equation draw:name="f965" draw:formula="if(?f924, ?f942, ?f959)"/><draw:equation draw:name="f966" draw:formula="if(?f924, ?f943, ?f957)"/><draw:equation draw:name="f967" draw:formula="if(?f924, ?f944, ?f959)"/><draw:equation draw:name="f968" draw:formula="21550000 - ?f82"/><draw:equation draw:name="f969" draw:formula="if(?f968, ?f82, 21550000)"/><draw:equation draw:name="f970" draw:formula="-21550000 - ?f969"/><draw:equation draw:name="f971" draw:formula="if(?f970, -21550000, ?f969)"/><draw:equation draw:name="f972" draw:formula="?f15 + ?f971"/><draw:equation draw:name="f973" draw:formula="?f15 + ?f1"/><draw:equation draw:name="f974" draw:formula="?f973 * ?f2 / ?f0"/><draw:equation draw:name="f975" draw:formula="0 - ?f974"/><draw:equation draw:name="f976" draw:formula="cos(?f975)"/><draw:equation draw:name="f977" draw:formula="0 - ?f976"/><draw:equation draw:name="f978" draw:formula="?f977 * ?f29"/><draw:equation draw:name="f979" draw:formula="sin(?f975)"/><draw:equation draw:name="f980" draw:formula="0 - ?f979"/><draw:equation draw:name="f981" draw:formula="?f980 * ?f30"/><draw:equation draw:name="f982" draw:formula="sqrt(?f978 * ?f978 + ?f981 * ?f981 + 0 * 0)"/><draw:equation draw:name="f983" draw:formula="?f29 * ?f30 / ?f982"/><draw:equation draw:name="f984" draw:formula="?f980 * ?f983"/><draw:equation draw:name="f985" draw:formula="?f80 - ?f984"/><draw:equation draw:name="f986" draw:formula="?f977 * ?f983"/><draw:equation draw:name="f987" draw:formula="?f81 - ?f986"/><draw:equation draw:name="f988" draw:formula="?f985 - ?f29"/><draw:equation draw:name="f989" draw:formula="?f987 - ?f30"/><draw:equation draw:name="f990" draw:formula="?f985 + ?f29"/><draw:equation draw:name="f991" draw:formula="?f987 + ?f30"/><draw:equation draw:name="f992" draw:formula="?f972 + ?f1"/><draw:equation draw:name="f993" draw:formula="?f992 * ?f2 / ?f0"/><draw:equation draw:name="f994" draw:formula="0 - ?f993"/><draw:equation draw:name="f995" draw:formula="cos(?f994)"/><draw:equation draw:name="f996" draw:formula="0 - ?f995"/><draw:equation draw:name="f997" draw:formula="?f996 * ?f29"/><draw:equation draw:name="f998" draw:formula="sin(?f994)"/><draw:equation draw:name="f999" draw:formula="0 - ?f998"/><draw:equation draw:name="f1000" draw:formula="?f999 * ?f30"/><draw:equation draw:name="f1001" draw:formula="sqrt(?f997 * ?f997 + ?f1000 * ?f1000 + 0 * 0)"/><draw:equation draw:name="f1002" draw:formula="?f29 * ?f30 / ?f1001"/><draw:equation draw:name="f1003" draw:formula="?f999 * ?f1002"/><draw:equation draw:name="f1004" draw:formula="?f985 + ?f1003"/><draw:equation draw:name="f1005" draw:formula="?f996 * ?f1002"/><draw:equation draw:name="f1006" draw:formula="?f987 + ?f1005"/><draw:equation draw:name="f1007" draw:formula="if(?f971, ?f80, ?f988)"/><draw:equation draw:name="f1008" draw:formula="if(?f971, ?f81, ?f989)"/><draw:equation draw:name="f1009" draw:formula="if(?f971, ?f80, ?f990)"/><draw:equation draw:name="f1010" draw:formula="if(?f971, ?f81, ?f991)"/><draw:equation draw:name="f1011" draw:formula="if(?f971, ?f988, ?f1004)"/><draw:equation draw:name="f1012" draw:formula="if(?f971, ?f989, ?f1006)"/><draw:equation draw:name="f1013" draw:formula="if(?f971, ?f990, ?f1004)"/><draw:equation draw:name="f1014" draw:formula="if(?f971, ?f991, ?f1006)"/><draw:equation draw:name="f1015" draw:formula="21550000 - ?f85"/><draw:equation draw:name="f1016" draw:formula="if(?f1015, ?f85, 21550000)"/><draw:equation draw:name="f1017" draw:formula="-21550000 - ?f1016"/><draw:equation draw:name="f1018" draw:formula="if(?f1017, -21550000, ?f1016)"/><draw:equation draw:name="f1019" draw:formula="?f16 + ?f1018"/><draw:equation draw:name="f1020" draw:formula="?f16 + ?f1"/><draw:equation draw:name="f1021" draw:formula="?f1020 * ?f2 / ?f0"/><draw:equation draw:name="f1022" draw:formula="0 - ?f1021"/><draw:equation draw:name="f1023" draw:formula="cos(?f1022)"/><draw:equation draw:name="f1024" draw:formula="0 - ?f1023"/><draw:equation draw:name="f1025" draw:formula="?f1024 * ?f26"/><draw:equation draw:name="f1026" draw:formula="sin(?f1022)"/><draw:equation draw:name="f1027" draw:formula="0 - ?f1026"/><draw:equation draw:name="f1028" draw:formula="?f1027 * ?f27"/><draw:equation draw:name="f1029" draw:formula="sqrt(?f1025 * ?f1025 + ?f1028 * ?f1028 + 0 * 0)"/><draw:equation draw:name="f1030" draw:formula="?f26 * ?f27 / ?f1029"/><draw:equation draw:name="f1031" draw:formula="?f1027 * ?f1030"/><draw:equation draw:name="f1032" draw:formula="?f83 - ?f1031"/><draw:equation draw:name="f1033" draw:formula="?f1024 * ?f1030"/><draw:equation draw:name="f1034" draw:formula="?f84 - ?f1033"/><draw:equation draw:name="f1035" draw:formula="?f1032 - ?f26"/><draw:equation draw:name="f1036" draw:formula="?f1034 - ?f27"/><draw:equation draw:name="f1037" draw:formula="?f1032 + ?f26"/><draw:equation draw:name="f1038" draw:formula="?f1034 + ?f27"/><draw:equation draw:name="f1039" draw:formula="?f1019 + ?f1"/><draw:equation draw:name="f1040" draw:formula="?f1039 * ?f2 / ?f0"/><draw:equation draw:name="f1041" draw:formula="0 - ?f1040"/><draw:equation draw:name="f1042" draw:formula="cos(?f1041)"/><draw:equation draw:name="f1043" draw:formula="0 - ?f1042"/><draw:equation draw:name="f1044" draw:formula="?f1043 * ?f26"/><draw:equation draw:name="f1045" draw:formula="sin(?f1041)"/><draw:equation draw:name="f1046" draw:formula="0 - ?f1045"/><draw:equation draw:name="f1047" draw:formula="?f1046 * ?f27"/><draw:equation draw:name="f1048" draw:formula="sqrt(?f1044 * ?f1044 + ?f1047 * ?f1047 + 0 * 0)"/><draw:equation draw:name="f1049" draw:formula="?f26 * ?f27 / ?f1048"/><draw:equation draw:name="f1050" draw:formula="?f1046 * ?f1049"/><draw:equation draw:name="f1051" draw:formula="?f1032 + ?f1050"/><draw:equation draw:name="f1052" draw:formula="?f1043 * ?f1049"/><draw:equation draw:name="f1053" draw:formula="?f1034 + ?f1052"/><draw:equation draw:name="f1054" draw:formula="if(?f1018, ?f83, ?f1035)"/><draw:equation draw:name="f1055" draw:formula="if(?f1018, ?f84, ?f1036)"/><draw:equation draw:name="f1056" draw:formula="if(?f1018, ?f83, ?f1037)"/><draw:equation draw:name="f1057" draw:formula="if(?f1018, ?f84, ?f1038)"/><draw:equation draw:name="f1058" draw:formula="if(?f1018, ?f1035, ?f1051)"/><draw:equation draw:name="f1059" draw:formula="if(?f1018, ?f1036, ?f1053)"/><draw:equation draw:name="f1060" draw:formula="if(?f1018, ?f1037, ?f1051)"/><draw:equation draw:name="f1061" draw:formula="if(?f1018, ?f1038, ?f1053)"/><draw:equation draw:name="f1062" draw:formula="21550000 - ?f88"/><draw:equation draw:name="f1063" draw:formula="if(?f1062, ?f88, 21550000)"/><draw:equation draw:name="f1064" draw:formula="-21550000 - ?f1063"/><draw:equation draw:name="f1065" draw:formula="if(?f1064, -21550000, ?f1063)"/><draw:equation draw:name="f1066" draw:formula="?f17 + ?f1065"/><draw:equation draw:name="f1067" draw:formula="?f17 + ?f1"/><draw:equation draw:name="f1068" draw:formula="?f1067 * ?f2 / ?f0"/><draw:equation draw:name="f1069" draw:formula="0 - ?f1068"/><draw:equation draw:name="f1070" draw:formula="cos(?f1069)"/><draw:equation draw:name="f1071" draw:formula="0 - ?f1070"/><draw:equation draw:name="f1072" draw:formula="?f1071 * ?f20"/><draw:equation draw:name="f1073" draw:formula="sin(?f1069)"/><draw:equation draw:name="f1074" draw:formula="0 - ?f1073"/><draw:equation draw:name="f1075" draw:formula="?f1074 * ?f21"/><draw:equation draw:name="f1076" draw:formula="sqrt(?f1072 * ?f1072 + ?f1075 * ?f1075 + 0 * 0)"/><draw:equation draw:name="f1077" draw:formula="?f20 * ?f21 / ?f1076"/><draw:equation draw:name="f1078" draw:formula="?f1074 * ?f1077"/><draw:equation draw:name="f1079" draw:formula="?f86 - ?f1078"/><draw:equation draw:name="f1080" draw:formula="?f1071 * ?f1077"/><draw:equation draw:name="f1081" draw:formula="?f87 - ?f1080"/><draw:equation draw:name="f1082" draw:formula="?f1079 - ?f20"/><draw:equation draw:name="f1083" draw:formula="?f1081 - ?f21"/><draw:equation draw:name="f1084" draw:formula="?f1079 + ?f20"/><draw:equation draw:name="f1085" draw:formula="?f1081 + ?f21"/><draw:equation draw:name="f1086" draw:formula="?f1066 + ?f1"/><draw:equation draw:name="f1087" draw:formula="?f1086 * ?f2 / ?f0"/><draw:equation draw:name="f1088" draw:formula="0 - ?f1087"/><draw:equation draw:name="f1089" draw:formula="cos(?f1088)"/><draw:equation draw:name="f1090" draw:formula="0 - ?f1089"/><draw:equation draw:name="f1091" draw:formula="?f1090 * ?f20"/><draw:equation draw:name="f1092" draw:formula="sin(?f1088)"/><draw:equation draw:name="f1093" draw:formula="0 - ?f1092"/><draw:equation draw:name="f1094" draw:formula="?f1093 * ?f21"/><draw:equation draw:name="f1095" draw:formula="sqrt(?f1091 * ?f1091 + ?f1094 * ?f1094 + 0 * 0)"/><draw:equation draw:name="f1096" draw:formula="?f20 * ?f21 / ?f1095"/><draw:equation draw:name="f1097" draw:formula="?f1093 * ?f1096"/><draw:equation draw:name="f1098" draw:formula="?f1079 + ?f1097"/><draw:equation draw:name="f1099" draw:formula="?f1090 * ?f1096"/><draw:equation draw:name="f1100" draw:formula="?f1081 + ?f1099"/><draw:equation draw:name="f1101" draw:formula="if(?f1065, ?f86, ?f1082)"/><draw:equation draw:name="f1102" draw:formula="if(?f1065, ?f87, ?f1083)"/><draw:equation draw:name="f1103" draw:formula="if(?f1065, ?f86, ?f1084)"/><draw:equation draw:name="f1104" draw:formula="if(?f1065, ?f87, ?f1085)"/><draw:equation draw:name="f1105" draw:formula="if(?f1065, ?f1082, ?f1098)"/><draw:equation draw:name="f1106" draw:formula="if(?f1065, ?f1083, ?f1100)"/><draw:equation draw:name="f1107" draw:formula="if(?f1065, ?f1084, ?f1098)"/><draw:equation draw:name="f1108" draw:formula="if(?f1065, ?f1085, ?f1100)"/><draw:equation draw:name="f1109" draw:formula="21550000 - ?f92"/><draw:equation draw:name="f1110" draw:formula="if(?f1109, ?f92, 21550000)"/><draw:equation draw:name="f1111" draw:formula="-21550000 - ?f1110"/><draw:equation draw:name="f1112" draw:formula="if(?f1111, -21550000, ?f1110)"/><draw:equation draw:name="f1113" draw:formula="?f91 + ?f1112"/><draw:equation draw:name="f1114" draw:formula="?f91 + ?f1"/><draw:equation draw:name="f1115" draw:formula="?f1114 * ?f2 / ?f0"/><draw:equation draw:name="f1116" draw:formula="0 - ?f1115"/><draw:equation draw:name="f1117" draw:formula="cos(?f1116)"/><draw:equation draw:name="f1118" draw:formula="0 - ?f1117"/><draw:equation draw:name="f1119" draw:formula="?f1118 * ?f20"/><draw:equation draw:name="f1120" draw:formula="sin(?f1116)"/><draw:equation draw:name="f1121" draw:formula="0 - ?f1120"/><draw:equation draw:name="f1122" draw:formula="?f1121 * ?f21"/><draw:equation draw:name="f1123" draw:formula="sqrt(?f1119 * ?f1119 + ?f1122 * ?f1122 + 0 * 0)"/><draw:equation draw:name="f1124" draw:formula="?f20 * ?f21 / ?f1123"/><draw:equation draw:name="f1125" draw:formula="?f1121 * ?f1124"/><draw:equation draw:name="f1126" draw:formula="?f89 - ?f1125"/><draw:equation draw:name="f1127" draw:formula="?f1118 * ?f1124"/><draw:equation draw:name="f1128" draw:formula="?f90 - ?f1127"/><draw:equation draw:name="f1129" draw:formula="?f1126 - ?f20"/><draw:equation draw:name="f1130" draw:formula="?f1128 - ?f21"/><draw:equation draw:name="f1131" draw:formula="?f1126 + ?f20"/><draw:equation draw:name="f1132" draw:formula="?f1128 + ?f21"/><draw:equation draw:name="f1133" draw:formula="?f1113 + ?f1"/><draw:equation draw:name="f1134" draw:formula="?f1133 * ?f2 / ?f0"/><draw:equation draw:name="f1135" draw:formula="0 - ?f1134"/><draw:equation draw:name="f1136" draw:formula="cos(?f1135)"/><draw:equation draw:name="f1137" draw:formula="0 - ?f1136"/><draw:equation draw:name="f1138" draw:formula="?f1137 * ?f20"/><draw:equation draw:name="f1139" draw:formula="sin(?f1135)"/><draw:equation draw:name="f1140" draw:formula="0 - ?f1139"/><draw:equation draw:name="f1141" draw:formula="?f1140 * ?f21"/><draw:equation draw:name="f1142" draw:formula="sqrt(?f1138 * ?f1138 + ?f1141 * ?f1141 + 0 * 0)"/><draw:equation draw:name="f1143" draw:formula="?f20 * ?f21 / ?f1142"/><draw:equation draw:name="f1144" draw:formula="?f1140 * ?f1143"/><draw:equation draw:name="f1145" draw:formula="?f1126 + ?f1144"/><draw:equation draw:name="f1146" draw:formula="?f1137 * ?f1143"/><draw:equation draw:name="f1147" draw:formula="?f1128 + ?f1146"/><draw:equation draw:name="f1148" draw:formula="if(?f1112, ?f89, ?f1129)"/><draw:equation draw:name="f1149" draw:formula="if(?f1112, ?f90, ?f1130)"/><draw:equation draw:name="f1150" draw:formula="if(?f1112, ?f89, ?f1131)"/><draw:equation draw:name="f1151" draw:formula="if(?f1112, ?f90, ?f1132)"/><draw:equation draw:name="f1152" draw:formula="if(?f1112, ?f1129, ?f1145)"/><draw:equation draw:name="f1153" draw:formula="if(?f1112, ?f1130, ?f1147)"/><draw:equation draw:name="f1154" draw:formula="if(?f1112, ?f1131, ?f1145)"/><draw:equation draw:name="f1155" draw:formula="if(?f1112, ?f1132, ?f1147)"/></draw:enhanced-geometry></draw:custom-shape><draw:frame draw:id="id17" draw:style-name="a24" draw:name="Text Box 5" svg:x="4.51008in" svg:y="1.76257in" svg:width="1.05051in" svg:height="0.76011in" style:rel-width="scale" style:rel-height="scale"><draw:text-box><text:p text:style-name="P18">LAN</text:p></draw:text-box><svg:title/><svg:desc/></draw:frame></draw:g></text:span><text:span text:style-name="T19"><draw:frame draw:z-index="251667456" draw:id="id19" draw:style-name="a26" draw:name="Text Box 10" text:anchor-type="paragraph" svg:x="2.375in" svg:y="1.64167in" svg:width="1.05in" svg:height="0.31667in" style:rel-width="scale" style:rel-height="scale"><draw:text-box><text:p text:style-name="Normal">Web page</text:p></draw:text-box><svg:title/><svg:desc/></draw:frame></text:span><text:span text:style-name="T20"><draw:frame draw:z-index="251664384" draw:id="id20" draw:style-name="a27" draw:name="Text Box 8" text:anchor-type="paragraph" svg:x="2.375in" svg:y="1.11667in" svg:width="1.05in" svg:height="0.31667in" style:rel-width="scale" style:rel-height="scale"><draw:text-box><text:p text:style-name="Normal">WiFi connect</text:p></draw:text-box><svg:title/><svg:desc/></draw:frame></text:span><text:span text:style-name="T21"><draw:g draw:z-index="251660288" draw:name="Group 3" draw:id="id23" draw:style-name="a30" text:anchor-type="paragraph"><svg:title/><svg:desc/><draw:custom-shape svg:x="0.45in" svg:y="1.33333in" svg:width="1.525in" svg:height="1.46667in" draw:id="id21" draw:style-name="a28" draw:name="Rectangle 1"><svg:title/><svg:desc/><draw:enhanced-geometry draw:type="non-primitive" svg:viewBox="0 0 21600 21600" draw:enhanced-path="M 0 0 L 21600 0 21600 21600 0 21600 Z N"/></draw:custom-shape><draw:frame draw:id="id22" draw:style-name="a29" draw:name="Text Box 2" svg:x="0.725in" svg:y="1.85833in" svg:width="0.95in" svg:height="0.375in" style:rel-width="scale" style:rel-height="scale"><draw:text-box><text:p text:style-name="P22">ESP32</text:p></draw:text-box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" svg:viewBox="0 0 20 30" svg:d="m10 0-10 30h20z"/>
    <draw:marker draw:name="a1" svg:viewBox="0 0 20 30" svg:d="m10 0-10 30h20z"/>
    <draw:marker draw:name="a10" svg:viewBox="0 0 20 30" svg:d="m10 0-10 30h20z"/>
    <draw:marker draw:name="a9" svg:viewBox="0 0 20 30" svg:d="m10 0-10 30h20z"/>
    <draw:marker draw:name="a18" svg:viewBox="0 0 20 30" svg:d="m10 0-10 30h20z"/>
    <draw:marker draw:name="a1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8-02-09T10:25:00Z</meta:creation-date>
    <dc:date>2018-02-09T10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71" meta:row-count="1" meta:non-whitespace-character-count="62"/>
  </office:meta>
</office:document-meta>
</file>